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courier new" svg:font-family="'courier new', courier"/>
  </office:font-face-decls>
  <office:automatic-styles>
    <style:style style:name="wkdvie-Linux-Command-Cheetsheet-Table" style:family="table">
      <style:table-properties style:width="17.013cm" fo:margin-left="0cm" table:align="left" style:shadow="none" style:may-break-between-rows="true" table:border-model="collapsing"/>
    </style:style>
    <style:style style:name="wkdvie-Linux-Command-Cheetsheet-Table.A" style:family="table-column">
      <style:table-column-properties style:column-width="4.313cm"/>
    </style:style>
    <style:style style:name="wkdvie-Linux-Command-Cheetsheet-Table.B" style:family="table-column">
      <style:table-column-properties style:column-width="12.7cm"/>
    </style:style>
    <style:style style:name="wkdvie-Linux-Command-Cheetsheet-Table.1" style:family="table-row">
      <style:table-row-properties fo:keep-together="auto"/>
    </style:style>
    <style:style style:name="wkdvie-Linux-Command-Cheetsheet-Table.A1" style:family="table-cell">
      <style:table-cell-properties fo:background-color="transparent" fo:padding="0.097cm" fo:border="0.5pt solid #000000" style:writing-mode="page">
        <style:background-image/>
      </style:table-cell-properties>
    </style:style>
    <style:style style:name="wkdvie-Linux-Command-Cheetsheet-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wkdvie-Linux-Command-Cheetsheet-Tabl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wkdvie-Linux-Command-Cheetsheet-Table.34" style:family="table-row">
      <style:table-row-properties style:min-row-height="0.926cm" fo:keep-together="auto"/>
    </style:style>
    <style:style style:name="Tabelle3" style:family="table">
      <style:table-properties style:width="17cm" table:align="center"/>
    </style:style>
    <style:style style:name="Tabelle3.A" style:family="table-column">
      <style:table-column-properties style:column-width="6.241cm"/>
    </style:style>
    <style:style style:name="Tabelle3.B" style:family="table-column">
      <style:table-column-properties style:column-width="5.313cm"/>
    </style:style>
    <style:style style:name="Tabelle3.C" style:family="table-column">
      <style:table-column-properties style:column-width="5.447cm"/>
    </style:style>
    <style:style style:name="Tabelle3.A1" style:family="table-cell">
      <style:table-cell-properties style:vertical-align="middle" fo:background-color="#003f60" fo:padding-left="0.397cm" fo:padding-right="0.049cm" fo:padding-top="0.049cm" fo:padding-bottom="0.049cm" fo:border="1.5pt solid #ffffff">
        <style:background-image/>
      </style:table-cell-properties>
    </style:style>
    <style:style style:name="Tabelle3.A2" style:family="table-cell">
      <style:table-cell-properties style:vertical-align="middle" fo:background-color="#003f60" fo:padding-left="0.397cm" fo:padding-right="0.049cm" fo:padding-top="0.049cm" fo:padding-bottom="0.049cm" fo:border-left="1.5pt solid #ffffff" fo:border-right="1.5pt solid #ffffff" fo:border-top="none" fo:border-bottom="1.5pt solid #ffffff">
        <style:background-image/>
      </style:table-cell-properties>
    </style:style>
    <style:style style:name="Tabelle3.A3"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elle1" style:family="table">
      <style:table-properties style:width="17.013cm" fo:margin-left="0cm" table:align="left" style:may-break-between-rows="true" table:border-model="collapsing"/>
    </style:style>
    <style:style style:name="Tabelle1.A" style:family="table-column">
      <style:table-column-properties style:column-width="3.81cm"/>
    </style:style>
    <style:style style:name="Tabelle1.B" style:family="table-column">
      <style:table-column-properties style:column-width="13.203cm"/>
    </style:style>
    <style:style style:name="Tabelle1.A1" style:family="table-cell">
      <style:table-cell-properties fo:background-color="transparent" fo:padding="0.097cm" fo:border="0.5pt solid #000000"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7.013cm" fo:margin-left="0cm" table:align="left" style:shadow="none" style:may-break-between-rows="true" table:border-model="collapsing"/>
    </style:style>
    <style:style style:name="Tabelle2.A" style:family="table-column">
      <style:table-column-properties style:column-width="3.704cm"/>
    </style:style>
    <style:style style:name="Tabelle2.B" style:family="table-column">
      <style:table-column-properties style:column-width="13.309cm"/>
    </style:style>
    <style:style style:name="Tabelle2.A1" style:family="table-cell">
      <style:table-cell-properties fo:background-color="transparent" fo:padding="0.097cm" fo:border="0.5pt solid #000000" style:writing-mode="page">
        <style:background-image/>
      </style:table-cell-properties>
    </style:style>
    <style:style style:name="Tabelle2.2" style:family="table-row">
      <style:table-row-properties fo:keep-together="auto"/>
    </style:style>
    <style:style style:name="Tabel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Linux-Filesystem" style:family="table">
      <style:table-properties style:width="17cm" table:align="margins" fo:background-color="#bbe33d" style:may-break-between-rows="true" table:border-model="collapsing">
        <style:background-image/>
      </style:table-properties>
    </style:style>
    <style:style style:name="Linux-Filesystem.A" style:family="table-column">
      <style:table-column-properties style:column-width="4.184cm" style:rel-column-width="16128*"/>
    </style:style>
    <style:style style:name="Linux-Filesystem.B" style:family="table-column">
      <style:table-column-properties style:column-width="12.816cm" style:rel-column-width="49407*"/>
    </style:style>
    <style:style style:name="Linux-Filesystem.1" style:family="table-row">
      <style:table-row-properties fo:background-color="#ffffff">
        <style:background-image/>
      </style:table-row-properties>
    </style:style>
    <style:style style:name="Linux-Filesystem.A1" style:family="table-cell">
      <style:table-cell-properties fo:background-color="#808080" fo:padding="0.097cm" fo:border-left="4.5pt solid #808080" fo:border-right="4.5pt solid #808080" fo:border-top="4.5pt solid #808080" fo:border-bottom="2.25pt solid #808080" style:writing-mode="page">
        <style:background-image/>
      </style:table-cell-properties>
    </style:style>
    <style:style style:name="Linux-Filesystem.2" style:family="table-row">
      <style:table-row-properties fo:background-color="transparent" fo:keep-together="auto">
        <style:background-image/>
      </style:table-row-properties>
    </style:style>
    <style:style style:name="Linux-Filesystem.A2" style:family="table-cell">
      <style:table-cell-properties style:vertical-align="middle" fo:background-color="transparent" fo:padding="0.097cm" fo:border-left="4.5pt solid #808080" fo:border-right="none" fo:border-top="none" fo:border-bottom="2.25pt solid #808080" style:writing-mode="page">
        <style:background-image/>
      </style:table-cell-properties>
    </style:style>
    <style:style style:name="Linux-Filesystem.B2"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3" style:family="table-row">
      <style:table-row-properties fo:keep-together="auto"/>
    </style:style>
    <style:style style:name="Linux-Filesystem.B3"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4" style:family="table-row">
      <style:table-row-properties fo:keep-together="auto"/>
    </style:style>
    <style:style style:name="Linux-Filesystem.B4"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5" style:family="table-row">
      <style:table-row-properties fo:keep-together="auto"/>
    </style:style>
    <style:style style:name="Linux-Filesystem.B5"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6" style:family="table-row">
      <style:table-row-properties fo:keep-together="auto"/>
    </style:style>
    <style:style style:name="Linux-Filesystem.B6"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7" style:family="table-row">
      <style:table-row-properties fo:keep-together="auto"/>
    </style:style>
    <style:style style:name="Linux-Filesystem.B7"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8" style:family="table-row">
      <style:table-row-properties fo:keep-together="auto"/>
    </style:style>
    <style:style style:name="Linux-Filesystem.B8"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9" style:family="table-row">
      <style:table-row-properties fo:keep-together="auto"/>
    </style:style>
    <style:style style:name="Linux-Filesystem.B9"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0" style:family="table-row">
      <style:table-row-properties fo:keep-together="auto"/>
    </style:style>
    <style:style style:name="Linux-Filesystem.B10"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1" style:family="table-row">
      <style:table-row-properties fo:keep-together="auto"/>
    </style:style>
    <style:style style:name="Linux-Filesystem.B11"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2" style:family="table-row">
      <style:table-row-properties fo:keep-together="auto"/>
    </style:style>
    <style:style style:name="Linux-Filesystem.B12"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3" style:family="table-row">
      <style:table-row-properties fo:keep-together="auto"/>
    </style:style>
    <style:style style:name="Linux-Filesystem.B13"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4" style:family="table-row">
      <style:table-row-properties fo:keep-together="auto"/>
    </style:style>
    <style:style style:name="Linux-Filesystem.B14"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5" style:family="table-row">
      <style:table-row-properties fo:keep-together="auto"/>
    </style:style>
    <style:style style:name="Linux-Filesystem.A15" style:family="table-cell">
      <style:table-cell-properties style:vertical-align="middle" fo:background-color="transparent" fo:padding="0.097cm" fo:border-left="4.5pt solid #808080" fo:border-right="none" fo:border-top="none" fo:border-bottom="4.5pt solid #808080" style:writing-mode="page">
        <style:background-image/>
      </style:table-cell-properties>
    </style:style>
    <style:style style:name="Linux-Filesystem.B15" style:family="table-cell">
      <style:table-cell-properties fo:background-color="transparent" fo:padding="0.097cm" fo:border-left="none" fo:border-right="4.5pt solid #808080" fo:border-top="none" fo:border-bottom="4.5pt solid #808080" style:writing-mode="page">
        <style:background-image/>
      </style:table-cell-properties>
    </style:style>
    <style:style style:name="Tabelle4" style:family="table">
      <style:table-properties style:width="14.833cm" table:align="left"/>
    </style:style>
    <style:style style:name="Tabelle4.A" style:family="table-column">
      <style:table-column-properties style:column-width="3.708cm"/>
    </style:style>
    <style:style style:name="Tabelle4.B" style:family="table-column">
      <style:table-column-properties style:column-width="11.125cm"/>
    </style:style>
    <style:style style:name="Tabelle4.A1" style:family="table-cell">
      <style:table-cell-properties style:vertical-align="middle" fo:background-color="#003f60" fo:padding="0.049cm" fo:border="1.5pt solid #ffffff">
        <style:background-image/>
      </style:table-cell-properties>
    </style:style>
    <style:style style:name="Tabelle4.A2" style:family="table-cell">
      <style:table-cell-properties style:vertical-align="middle" fo:background-color="#e8e8e8" fo:padding="0.049cm" fo:border="1.5pt solid #ffffff">
        <style:background-image/>
      </style:table-cell-properties>
    </style:style>
    <style:style style:name="Tabelle5" style:family="table">
      <style:table-properties style:width="17cm" table:align="margins" style:shadow="none" style:may-break-between-rows="true" table:border-model="collapsing"/>
    </style:style>
    <style:style style:name="Tabelle5.A" style:family="table-column">
      <style:table-column-properties style:column-width="8.5cm" style:rel-column-width="32767*"/>
    </style:style>
    <style:style style:name="Tabelle5.A1" style:family="table-cell">
      <style:table-cell-properties fo:background-color="transparent" fo:padding="0.097cm" fo:border="0.5pt solid #000000" style:writing-mode="page">
        <style:background-image/>
      </style:table-cell-properties>
    </style:style>
    <style:style style:name="Tabelle5.2" style:family="table-row">
      <style:table-row-properties fo:keep-together="auto"/>
    </style:style>
    <style:style style:name="Tabel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Preformatted_20_Text">
      <style:paragraph-properties style:line-height-at-least="0.582cm"/>
      <style:text-properties style:use-window-font-color="true" loext:opacity="0%" style:font-name="Ubuntu" fo:font-size="12pt" fo:font-weight="normal" officeooo:paragraph-rsid="00325450" fo:background-color="transparent" style:font-weight-asian="normal" style:font-weight-complex="normal"/>
    </style:style>
    <style:style style:name="P2" style:family="paragraph" style:parent-style-name="Standard">
      <style:paragraph-properties style:line-height-at-least="0.582cm"/>
      <style:text-properties style:use-window-font-color="true" loext:opacity="0%" style:font-name="Ubuntu" fo:font-size="12pt" fo:font-weight="normal" officeooo:paragraph-rsid="0020bb4d" fo:background-color="transparent" style:font-weight-asian="normal" style:font-weight-complex="normal"/>
    </style:style>
    <style:style style:name="P3" style:family="paragraph" style:parent-style-name="Standard">
      <style:paragraph-properties style:line-height-at-least="0.582cm"/>
      <style:text-properties style:use-window-font-color="true" loext:opacity="0%" style:font-name="Ubuntu" fo:font-size="12pt" fo:font-weight="normal" officeooo:paragraph-rsid="0024fb61" fo:background-color="transparent" style:font-weight-asian="normal" style:font-weight-complex="normal"/>
    </style:style>
    <style:style style:name="P4" style:family="paragraph" style:parent-style-name="Standard">
      <style:paragraph-properties style:line-height-at-least="0.582cm"/>
      <style:text-properties style:use-window-font-color="true" loext:opacity="0%" style:font-name="Ubuntu" fo:font-size="12pt" fo:font-weight="bold" officeooo:paragraph-rsid="002316b8" fo:background-color="transparent" style:font-weight-asian="bold" style:font-weight-complex="bold"/>
    </style:style>
    <style:style style:name="P5" style:family="paragraph" style:parent-style-name="Preformatted_20_Text">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84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formatted_20_Text">
      <style:paragraph-properties fo:margin-top="0cm" fo:margin-bottom="0.499cm" style:contextual-spacing="false"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84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margin-top="0cm" fo:margin-bottom="0.499cm" style:contextual-spacing="false"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84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84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fc52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b2a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eca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c1c6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d80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ac9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2b9"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2b9" officeooo:paragraph-rsid="003fc52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04e1"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e317"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a87c"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c339"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eb06"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eb06" officeooo:paragraph-rsid="0049b2a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b802" officeooo:paragraph-rsid="004db8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b61e" officeooo:paragraph-rsid="004fb6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1237" officeooo:paragraph-rsid="0051123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8274" officeooo:paragraph-rsid="0057827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8274"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52b"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4477" officeooo:paragraph-rsid="005f447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24c0" officeooo:paragraph-rsid="006124c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bd06" officeooo:paragraph-rsid="0062bd0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2f71" officeooo:paragraph-rsid="00642f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5a1e" officeooo:paragraph-rsid="00645a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82ac" officeooo:paragraph-rsid="006482a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82ac"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5a70" officeooo:paragraph-rsid="00655a7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a494" officeooo:paragraph-rsid="0065a49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182d" officeooo:paragraph-rsid="0066182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b9a6" officeooo:paragraph-rsid="0069b9a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b7f1" officeooo:paragraph-rsid="006bb7f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ac96" officeooo:paragraph-rsid="0072ac9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95af" officeooo:paragraph-rsid="007395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bd62" officeooo:paragraph-rsid="0073bd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c23d" officeooo:paragraph-rsid="0073c2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4509f" officeooo:paragraph-rsid="0074509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5a49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eca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8b62"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Ubuntu" fo:font-size="12pt" fo:font-style="normal" fo:text-shadow="none" style:text-underline-style="none" fo:font-weight="normal" officeooo:paragraph-rsid="004384b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04731af" officeooo:paragraph-rsid="004731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style:line-height-at-least="0.582cm" fo:text-align="center" style:justify-single-word="false"/>
      <style:text-properties fo:color="#c9211e" loext:opacity="100%" style:text-outline="false" style:text-line-through-style="none" style:text-line-through-type="none" style:text-position="0% 100%" style:font-name="Ubuntu" fo:font-size="18pt" fo:font-style="normal" fo:text-shadow="none" style:text-underline-style="none" fo:font-weight="bold" officeooo:paragraph-rsid="004384ba" style:font-size-asian="18pt" style:font-style-asian="normal" style:font-weight-asian="bold" style:font-size-complex="18pt" style:font-style-complex="normal" style:font-weight-complex="bold" style:text-overline-style="none" style:text-overline-color="font-color"/>
    </style:style>
    <style:style style:name="P58" style:family="paragraph" style:parent-style-name="Standard">
      <style:paragraph-properties style:line-height-at-least="0.582cm" fo:text-align="center" style:justify-single-word="false"/>
      <style:text-properties fo:color="#069a2e" loext:opacity="100%" style:font-name="Ubuntu" fo:font-size="24pt" fo:font-weight="bold" officeooo:paragraph-rsid="0020bb4d" fo:background-color="transparent" style:font-size-asian="24pt" style:font-weight-asian="bold" style:font-size-complex="24pt" style:font-weight-complex="bold"/>
    </style:style>
    <style:style style:name="P59" style:family="paragraph" style:parent-style-name="Standard">
      <style:text-properties style:font-name="Ubuntu" fo:font-weight="normal" officeooo:paragraph-rsid="003fc52b" style:font-weight-asian="normal" style:font-weight-complex="normal"/>
    </style:style>
    <style:style style:name="P60" style:family="paragraph" style:parent-style-name="Standard">
      <style:text-properties style:font-name="Ubuntu" fo:font-weight="bold" style:font-weight-asian="bold" style:font-weight-complex="bold"/>
    </style:style>
    <style:style style:name="P61" style:family="paragraph" style:parent-style-name="Standard">
      <style:text-properties style:font-name="Ubuntu" fo:font-weight="bold" officeooo:rsid="003deb06" officeooo:paragraph-rsid="003fc52b" style:font-weight-asian="bold" style:font-weight-complex="bold"/>
    </style:style>
    <style:style style:name="P62" style:family="paragraph" style:parent-style-name="Standard">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top="0cm" fo:margin-bottom="0.499cm" style:contextual-spacing="false"/>
    </style:style>
    <style:style style:name="P64" style:family="paragraph" style:parent-style-name="Table_20_Contents">
      <style:paragraph-properties fo:margin-top="0cm" fo:margin-bottom="0.499cm" style:contextual-spacing="false"/>
      <style:text-properties fo:font-size="12pt"/>
    </style:style>
    <style:style style:name="P65" style:family="paragraph" style:parent-style-name="Table_20_Contents">
      <style:paragraph-properties fo:margin-top="0cm" fo:margin-bottom="0.499cm" style:contextual-spacing="false" fo:text-align="center" style:justify-single-word="false"/>
      <style:text-properties officeooo:rsid="005dbece" officeooo:paragraph-rsid="005dbece"/>
    </style:style>
    <style:style style:name="P66" style:family="paragraph" style:parent-style-name="Table_20_Contents">
      <style:text-properties fo:color="#ffffff" loext:opacity="100%" style:text-outline="false" style:text-line-through-style="none" style:text-line-through-type="none" style:font-name="Liberation Serif" fo:font-size="24pt" fo:font-style="normal" fo:text-shadow="none" style:text-underline-style="none" fo:font-weight="bold" officeooo:rsid="007125da" officeooo:paragraph-rsid="007125d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Preformatted_20_Text">
      <style:paragraph-properties style:line-height-at-least="0.582cm"/>
      <style:text-properties style:use-window-font-color="true" loext:opacity="0%" style:font-name="Ubuntu" fo:font-size="12pt" fo:font-weight="normal" officeooo:paragraph-rsid="00325450" fo:background-color="transparent" style:font-weight-asian="normal" style:font-weight-complex="normal"/>
    </style:style>
    <style:style style:name="P68"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d0f5" officeooo:paragraph-rsid="0075d0f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22fb" officeooo:paragraph-rsid="007722f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a650" officeooo:paragraph-rsid="0079a6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a18c0" officeooo:paragraph-rsid="007a18c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af6a8" officeooo:paragraph-rsid="007af6a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eca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bfe13" officeooo:paragraph-rsid="007bfe1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c4b9" officeooo:paragraph-rsid="0080c4b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4b49" officeooo:paragraph-rsid="008e4b4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list-style-name="L31">
      <style:paragraph-properties style:line-height-at-least="0.582cm"/>
      <style:text-properties officeooo:paragraph-rsid="002316b8"/>
    </style:style>
    <style:style style:name="P79" style:family="paragraph" style:parent-style-name="Standard">
      <style:paragraph-properties style:line-height-at-least="0.582cm"/>
      <style:text-properties style:use-window-font-color="true" loext:opacity="0%" style:font-name="Ubuntu" fo:font-size="12pt" fo:font-weight="bold" officeooo:rsid="00787cd1" officeooo:paragraph-rsid="002316b8" fo:background-color="transparent" style:font-weight-asian="bold" style:font-weight-complex="bold"/>
    </style:style>
    <style:style style:name="P80" style:family="paragraph" style:parent-style-name="Standard">
      <style:paragraph-properties style:line-height-at-least="0.582cm"/>
      <style:text-properties style:use-window-font-color="true" loext:opacity="0%" style:font-name="Ubuntu" fo:font-size="12pt" fo:font-weight="normal" officeooo:paragraph-rsid="002316b8" fo:background-color="transparent" style:font-weight-asian="normal" style:font-weight-complex="normal"/>
    </style:style>
    <style:style style:name="P81" style:family="paragraph" style:parent-style-name="Standard">
      <style:text-properties style:font-name="Ubuntu" fo:font-weight="bold" officeooo:rsid="003deb06" officeooo:paragraph-rsid="003fc52b" style:font-weight-asian="bold" style:font-weight-complex="bold"/>
    </style:style>
    <style:style style:name="P82" style:family="paragraph" style:parent-style-name="Standard">
      <style:text-properties style:font-name="Ubuntu" fo:font-weight="bold" officeooo:rsid="003deb06" officeooo:paragraph-rsid="0082a7ef" style:font-weight-asian="bold" style:font-weight-complex="bold"/>
    </style:style>
    <style:style style:name="P83" style:family="paragraph" style:parent-style-name="Standard">
      <style:text-properties style:font-name="Ubuntu" fo:font-weight="bold" officeooo:rsid="007f69cb" officeooo:paragraph-rsid="007f69cb" style:font-weight-asian="bold" style:font-weight-complex="bold"/>
    </style:style>
    <style:style style:name="P84" style:family="paragraph" style:parent-style-name="Table_20_Contents">
      <style:paragraph-properties fo:text-align="center" style:justify-single-word="false"/>
    </style:style>
    <style:style style:name="P85" style:family="paragraph" style:parent-style-name="Table_20_Contents">
      <style:text-properties fo:font-size="12pt"/>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21b" officeooo:paragraph-rsid="0085d21b"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10d2" officeooo:paragraph-rsid="008610d2"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d5fd" officeooo:paragraph-rsid="0086d5f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8de6" officeooo:paragraph-rsid="00888de6"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8b6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4" style:family="paragraph" style:parent-style-name="Text_20_body" style:list-style-name="L12">
      <style:paragraph-properties fo:margin-top="0cm" fo:margin-bottom="0cm" style:contextual-spacing="false"/>
    </style:style>
    <style:style style:name="P95" style:family="paragraph" style:parent-style-name="Text_20_body" style:list-style-name="L13">
      <style:paragraph-properties fo:margin-top="0cm" fo:margin-bottom="0cm" style:contextual-spacing="false"/>
    </style:style>
    <style:style style:name="P96" style:family="paragraph" style:parent-style-name="Text_20_body" style:list-style-name="L14">
      <style:paragraph-properties fo:margin-top="0cm" fo:margin-bottom="0cm" style:contextual-spacing="false"/>
    </style:style>
    <style:style style:name="P97" style:family="paragraph" style:parent-style-name="Text_20_body" style:list-style-name="L15">
      <style:paragraph-properties fo:margin-top="0cm" fo:margin-bottom="0cm" style:contextual-spacing="false"/>
    </style:style>
    <style:style style:name="P98" style:family="paragraph" style:parent-style-name="Text_20_body" style:list-style-name="L16">
      <style:paragraph-properties fo:margin-top="0cm" fo:margin-bottom="0cm" style:contextual-spacing="false"/>
    </style:style>
    <style:style style:name="P99" style:family="paragraph" style:parent-style-name="Text_20_body" style:list-style-name="L17">
      <style:paragraph-properties fo:margin-top="0cm" fo:margin-bottom="0cm" style:contextual-spacing="false"/>
    </style:style>
    <style:style style:name="P100" style:family="paragraph" style:parent-style-name="Text_20_body" style:list-style-name="L18">
      <style:paragraph-properties fo:margin-top="0cm" fo:margin-bottom="0cm" style:contextual-spacing="false"/>
    </style:style>
    <style:style style:name="P101" style:family="paragraph" style:parent-style-name="Text_20_body" style:list-style-name="L19">
      <style:paragraph-properties fo:margin-top="0cm" fo:margin-bottom="0cm" style:contextual-spacing="false"/>
    </style:style>
    <style:style style:name="P102" style:family="paragraph" style:parent-style-name="Text_20_body" style:list-style-name="L20">
      <style:paragraph-properties fo:margin-top="0cm" fo:margin-bottom="0cm" style:contextual-spacing="false"/>
    </style:style>
    <style:style style:name="P103" style:family="paragraph" style:parent-style-name="Text_20_body" style:list-style-name="L21">
      <style:paragraph-properties fo:margin-top="0cm" fo:margin-bottom="0cm" style:contextual-spacing="false"/>
    </style:style>
    <style:style style:name="P104" style:family="paragraph" style:parent-style-name="Text_20_body" style:list-style-name="L22">
      <style:paragraph-properties fo:margin-top="0cm" fo:margin-bottom="0cm" style:contextual-spacing="false"/>
    </style:style>
    <style:style style:name="P105" style:family="paragraph" style:parent-style-name="Text_20_body" style:list-style-name="L23">
      <style:paragraph-properties fo:margin-top="0cm" fo:margin-bottom="0cm" style:contextual-spacing="false"/>
    </style:style>
    <style:style style:name="P106" style:family="paragraph" style:parent-style-name="Text_20_body" style:list-style-name="L24">
      <style:paragraph-properties fo:margin-top="0cm" fo:margin-bottom="0cm" style:contextual-spacing="false"/>
    </style:style>
    <style:style style:name="P107" style:family="paragraph" style:parent-style-name="Text_20_body" style:list-style-name="L25">
      <style:paragraph-properties fo:margin-top="0cm" fo:margin-bottom="0cm" style:contextual-spacing="false"/>
    </style:style>
    <style:style style:name="P108" style:family="paragraph" style:parent-style-name="Text_20_body" style:list-style-name="L26">
      <style:paragraph-properties fo:margin-top="0cm" fo:margin-bottom="0cm" style:contextual-spacing="false"/>
    </style:style>
    <style:style style:name="P109" style:family="paragraph" style:parent-style-name="Text_20_body" style:list-style-name="L27">
      <style:paragraph-properties fo:margin-top="0cm" fo:margin-bottom="0cm" style:contextual-spacing="false"/>
    </style:style>
    <style:style style:name="P110" style:family="paragraph" style:parent-style-name="Text_20_body" style:list-style-name="L28">
      <style:paragraph-properties fo:margin-top="0cm" fo:margin-bottom="0cm" style:contextual-spacing="false"/>
    </style:style>
    <style:style style:name="P111" style:family="paragraph" style:parent-style-name="Text_20_body" style:list-style-name="L29">
      <style:paragraph-properties fo:margin-top="0cm" fo:margin-bottom="0cm" style:contextual-spacing="false"/>
    </style:style>
    <style:style style:name="P112" style:family="paragraph" style:parent-style-name="Text_20_body" style:list-style-name="L30"/>
    <style:style style:name="T1" style:family="text">
      <style:text-properties officeooo:rsid="002206e4"/>
    </style:style>
    <style:style style:name="T2" style:family="text">
      <style:text-properties officeooo:rsid="0024fb61"/>
    </style:style>
    <style:style style:name="T3" style:family="text">
      <style:text-properties fo:font-weight="bold" style:font-weight-asian="bold" style:font-weight-complex="bold"/>
    </style:style>
    <style:style style:name="T4" style:family="text">
      <style:text-properties fo:font-weight="bold" officeooo:rsid="004384ba" style:font-weight-asian="bold" style:font-weight-complex="bold"/>
    </style:style>
    <style:style style:name="T5" style:family="text">
      <style:text-properties officeooo:rsid="00264eaa"/>
    </style:style>
    <style:style style:name="T6" style:family="text">
      <style:text-properties officeooo:rsid="002bd39a"/>
    </style:style>
    <style:style style:name="T7" style:family="text">
      <style:text-properties style:use-window-font-color="true" loext:opacity="0%" style:font-name="Ubuntu" officeooo:rsid="003402b9"/>
    </style:style>
    <style:style style:name="T8" style:family="text">
      <style:text-properties style:use-window-font-color="true" loext:opacity="0%" style:font-name="Ubuntu" officeooo:rsid="00341c11"/>
    </style:style>
    <style:style style:name="T9" style:family="text">
      <style:text-properties style:use-window-font-color="true" loext:opacity="0%" style:font-name="Ubuntu" fo:font-size="12pt" fo:font-weight="bold" fo:background-color="transparent" loext:char-shading-value="0" style:font-weight-asian="bold" style:font-weight-complex="bold"/>
    </style:style>
    <style:style style:name="T10" style:family="text">
      <style:text-properties style:font-name="courier new"/>
    </style:style>
    <style:style style:name="T11" style:family="text">
      <style:text-properties style:font-name="courier new" fo:font-size="12pt"/>
    </style:style>
    <style:style style:name="T12" style:family="text">
      <style:text-properties style:font-name="courier new" fo:font-weight="normal" style:font-weight-asian="normal" style:font-weight-complex="normal"/>
    </style:style>
    <style:style style:name="T13" style:family="text">
      <style:text-properties officeooo:rsid="003438c5"/>
    </style:style>
    <style:style style:name="T14" style:family="text">
      <style:text-properties officeooo:rsid="003d1430"/>
    </style:style>
    <style:style style:name="T15" style:family="text">
      <style:text-properties officeooo:rsid="003dc339"/>
    </style:style>
    <style:style style:name="T16" style:family="text">
      <style:text-properties officeooo:rsid="003deb06"/>
    </style:style>
    <style:style style:name="T17" style:family="text">
      <style:text-properties officeooo:rsid="003fc52b"/>
    </style:style>
    <style:style style:name="T18" style:family="text">
      <style:text-properties officeooo:rsid="00418b62"/>
    </style:style>
    <style:style style:name="T19" style:family="text">
      <style:text-properties officeooo:rsid="00436832"/>
    </style:style>
    <style:style style:name="T20" style:family="text">
      <style:text-properties fo:color="#666666" loext:opacity="100%" officeooo:rsid="00325450" fo:background-color="transparent" loext:char-shading-value="0"/>
    </style:style>
    <style:style style:name="T21" style:family="text">
      <style:text-properties fo:color="#666666" loext:opacity="100%" officeooo:rsid="00326abb" fo:background-color="transparent" loext:char-shading-value="0"/>
    </style:style>
    <style:style style:name="T22" style:family="text">
      <style:text-properties officeooo:rsid="004384ba"/>
    </style:style>
    <style:style style:name="T23" style:family="text">
      <style:text-properties officeooo:rsid="003deb06" fo:background-color="transparent" loext:char-shading-value="0"/>
    </style:style>
    <style:style style:name="T24" style:family="text">
      <style:text-properties officeooo:rsid="004384ba" fo:background-color="transparent" loext:char-shading-value="0"/>
    </style:style>
    <style:style style:name="T25" style:family="text">
      <style:text-properties style:font-name="Ubuntu"/>
    </style:style>
    <style:style style:name="T26" style:family="text">
      <style:text-properties style:font-name="Ubuntu" officeooo:rsid="00325450"/>
    </style:style>
    <style:style style:name="T27" style:family="text">
      <style:text-properties style:font-name="Ubuntu" fo:language="de" fo:country="AT" fo:font-style="italic" style:font-style-asian="italic" style:font-style-complex="italic"/>
    </style:style>
    <style:style style:name="T28" style:family="text">
      <style:text-properties style:font-name="Ubuntu" fo:language="de" fo:country="AT" fo:font-weight="bold" style:font-weight-asian="bold" style:font-weight-complex="bold"/>
    </style:style>
    <style:style style:name="T29" style:family="text">
      <style:text-properties style:font-name="Ubuntu" fo:language="de" fo:country="AT" fo:font-weight="bold" officeooo:rsid="0030eaf4" style:font-weight-asian="bold" style:font-weight-complex="bold"/>
    </style:style>
    <style:style style:name="T30" style:family="text">
      <style:text-properties style:font-name="Ubuntu" fo:language="de" fo:country="AT" fo:font-weight="bold" officeooo:rsid="004384ba" style:font-weight-asian="bold" style:font-weight-complex="bold"/>
    </style:style>
    <style:style style:name="T31" style:family="text">
      <style:text-properties style:font-name="Ubuntu" fo:language="de" fo:country="AT" fo:font-weight="bold" officeooo:rsid="0033d358" style:font-weight-asian="bold" style:font-weight-complex="bold"/>
    </style:style>
    <style:style style:name="T32" style:family="text">
      <style:text-properties style:font-name="Ubuntu" fo:language="de" fo:country="AT" fo:font-weight="bold" officeooo:rsid="00325450" style:font-weight-asian="bold" style:font-weight-complex="bold"/>
    </style:style>
    <style:style style:name="T33" style:family="text">
      <style:text-properties style:font-name="Ubuntu" fo:language="de" fo:country="AT" officeooo:rsid="0030eaf4"/>
    </style:style>
    <style:style style:name="T34" style:family="text">
      <style:text-properties style:font-name="Ubuntu" fo:language="de" fo:country="AT" officeooo:rsid="0033d358"/>
    </style:style>
    <style:style style:name="T35" style:family="text">
      <style:text-properties style:font-name="Ubuntu" fo:language="de" fo:country="AT" officeooo:rsid="00325450"/>
    </style:style>
    <style:style style:name="T36" style:family="text">
      <style:text-properties style:font-name="Ubuntu" fo:font-weight="normal" style:font-weight-asian="normal" style:font-weight-complex="normal"/>
    </style:style>
    <style:style style:name="T37" style:family="text">
      <style:text-properties style:font-name="Ubuntu" fo:font-weight="bold" style:font-weight-asian="bold" style:font-weight-complex="bold"/>
    </style:style>
    <style:style style:name="T38" style:family="text">
      <style:text-properties officeooo:rsid="0043ecad"/>
    </style:style>
    <style:style style:name="T39" style:family="text">
      <style:text-properties officeooo:rsid="004731af"/>
    </style:style>
    <style:style style:name="T40" style:family="text">
      <style:text-properties officeooo:rsid="0049b2a0"/>
    </style:style>
    <style:style style:name="T41" style:family="text">
      <style:text-properties fo:font-style="italic" style:font-style-asian="italic" style:font-style-complex="italic"/>
    </style:style>
    <style:style style:name="T42" style:family="text">
      <style:text-properties fo:font-style="italic" officeooo:rsid="0049b2a0" style:font-style-asian="italic" style:font-style-complex="italic"/>
    </style:style>
    <style:style style:name="T43" style:family="text">
      <style:text-properties officeooo:rsid="004bbd7d"/>
    </style:style>
    <style:style style:name="T44" style:family="text">
      <style:text-properties officeooo:rsid="00511237"/>
    </style:style>
    <style:style style:name="T45" style:family="text">
      <style:text-properties officeooo:rsid="0054dbfd"/>
    </style:style>
    <style:style style:name="T46" style:family="text">
      <style:text-properties style:font-name="Liberation Serif"/>
    </style:style>
    <style:style style:name="T47" style:family="text">
      <style:text-properties style:font-name="Liberation Serif" fo:font-weight="normal" style:font-weight-asian="normal" style:font-weight-complex="normal"/>
    </style:style>
    <style:style style:name="T48" style:family="text">
      <style:text-properties style:font-name="Liberation Serif" officeooo:rsid="0055d547"/>
    </style:style>
    <style:style style:name="T49" style:family="text">
      <style:text-properties officeooo:rsid="00578274"/>
    </style:style>
    <style:style style:name="T50" style:family="text">
      <style:text-properties fo:color="#ffffff" loext:opacity="100%" fo:font-size="12pt"/>
    </style:style>
    <style:style style:name="T51" style:family="text">
      <style:text-properties fo:font-size="12pt"/>
    </style:style>
    <style:style style:name="T52" style:family="text">
      <style:text-properties style:text-position="0% 100%" fo:font-size="20pt" fo:font-weight="bold" style:font-size-asian="20pt" style:font-weight-asian="bold" style:font-size-complex="20pt" style:font-weight-complex="bold"/>
    </style:style>
    <style:style style:name="T53" style:family="text">
      <style:text-properties officeooo:rsid="0062bd06"/>
    </style:style>
    <style:style style:name="T54" style:family="text">
      <style:text-properties officeooo:rsid="006482ac"/>
    </style:style>
    <style:style style:name="T5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65a494"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6fd2f1"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color="#993300" loext:opacity="100%" style:font-name="courier new"/>
    </style:style>
    <style:style style:name="T59" style:family="text">
      <style:text-properties officeooo:rsid="007395af"/>
    </style:style>
    <style:style style:name="T60" style:family="text">
      <style:text-properties officeooo:rsid="0073bd62"/>
    </style:style>
    <style:style style:name="T61" style:family="text">
      <style:text-properties fo:color="#0000ff" loext:opacity="100%" style:font-name="courier new"/>
    </style:style>
    <style:style style:name="T62" style:family="text">
      <style:text-properties fo:color="#0000ff" loext:opacity="100%" style:font-name="courier new" fo:font-size="12pt"/>
    </style:style>
    <style:style style:name="T63" style:family="text">
      <style:text-properties officeooo:rsid="007de1be"/>
    </style:style>
    <style:style style:name="T64" style:family="text">
      <style:text-properties officeooo:rsid="0085d21b"/>
    </style:style>
    <style:style style:name="T65" style:family="text">
      <style:text-properties officeooo:rsid="008610d2"/>
    </style:style>
    <style:style style:name="T66" style:family="text">
      <style:text-properties officeooo:rsid="0086d5fd"/>
    </style:style>
    <style:style style:name="T67" style:family="text">
      <style:text-properties officeooo:rsid="00896d1f"/>
    </style:style>
    <style:style style:name="T68" style:family="text">
      <style:text-properties officeooo:rsid="008f8eeb"/>
    </style:style>
    <style:style style:name="T69" style:family="text">
      <style:text-properties officeooo:rsid="008fd3ba"/>
    </style:style>
    <style:style style:name="T70" style:family="text">
      <style:text-properties officeooo:rsid="0090630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7cm" fo:text-indent="-0.635cm" fo:margin-left="7.08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1">My Linux C</text:span>ommands <text:span text:style-name="T1">Cheatsheet</text:span><text:span text:style-name="T22">s</text:span></text:p>
      <text:p text:style-name="P2"/>
      <text:p text:style-name="P2"/>
      <text:p text:style-name="P59"/>
      <text:p text:style-name="P59"/>
      <table:table table:name="wkdvie-Linux-Command-Cheetsheet-Table" table:style-name="wkdvie-Linux-Command-Cheetsheet-Table" table:template-name="Default Style">
        <table:table-column table:style-name="wkdvie-Linux-Command-Cheetsheet-Table.A"/>
        <table:table-column table:style-name="wkdvie-Linux-Command-Cheetsheet-Table.B"/>
        <table:table-row table:style-name="wkdvie-Linux-Command-Cheetsheet-Table.1">
          <table:table-cell table:style-name="wkdvie-Linux-Command-Cheetsheet-Table.A1" table:number-columns-spanned="2" office:value-type="string">
            <text:p text:style-name="P56">Linux OS</text:p>
          </table:table-cell>
          <table:covered-table-cell/>
        </table:table-row>
        <table:table-row table:style-name="wkdvie-Linux-Command-Cheetsheet-Table.1">
          <table:table-cell table:style-name="wkdvie-Linux-Command-Cheetsheet-Table.A2" office:value-type="string">
            <text:p text:style-name="P9"><text:span text:style-name="T17">s</text:span>tartx</text:p>
          </table:table-cell>
          <table:table-cell table:style-name="wkdvie-Linux-Command-Cheetsheet-Table.B2" office:value-type="string">
            <text:p text:style-name="P9"><text:span text:style-name="T39">Start </text:span>GUI</text:p>
          </table:table-cell>
        </table:table-row>
        <table:table-row table:style-name="wkdvie-Linux-Command-Cheetsheet-Table.1">
          <table:table-cell table:style-name="wkdvie-Linux-Command-Cheetsheet-Table.A2" office:value-type="string">
            <text:p text:style-name="P11">sudo systemctl start|stop|restart<text:span text:style-name="T40">|enable|disable</text:span> &lt;<text:span text:style-name="T42">service</text:span><text:span text:style-name="T40">&gt;</text:span></text:p>
          </table:table-cell>
          <table:table-cell table:style-name="wkdvie-Linux-Command-Cheetsheet-Table.B2" office:value-type="string">
            <text:p text:style-name="P11">Starting, stopping, restarting, <text:span text:style-name="T40">enable or disable</text:span> a service on a currently running system</text:p>
          </table:table-cell>
        </table:table-row>
        <table:table-row table:style-name="wkdvie-Linux-Command-Cheetsheet-Table.1">
          <table:table-cell table:style-name="wkdvie-Linux-Command-Cheetsheet-Table.A2" office:value-type="string">
            <text:p text:style-name="P11">sudo systemctl <text:span text:style-name="T40">start|</text:span>stop gdm (or sudo telinit 3)</text:p>
          </table:table-cell>
          <table:table-cell table:style-name="wkdvie-Linux-Command-Cheetsheet-Table.B2" office:value-type="string">
            <text:p text:style-name="P23"><text:span text:style-name="T40">Start or stop Graphical Display Manager (</text:span>On Ubuntu versions before 18.04 LTS, substitute lightdm for gdm<text:span text:style-name="T40">)</text:span></text:p>
          </table:table-cell>
        </table:table-row>
        <table:table-row table:style-name="TableLine93981094997200">
          <table:table-cell table:style-name="wkdvie-Linux-Command-Cheetsheet-Table.A2" office:value-type="string">
            <text:p text:style-name="P9">Alt+F2</text:p>
          </table:table-cell>
          <table:table-cell table:style-name="wkdvie-Linux-Command-Cheetsheet-Table.B2" office:value-type="string">
            <text:p text:style-name="P9">Linux command <text:span text:style-name="T2">terminal mit &amp; ohne GUI</text:span></text:p>
          </table:table-cell>
        </table:table-row>
        <table:table-row table:style-name="TableLine93981094997872">
          <table:table-cell table:style-name="wkdvie-Linux-Command-Cheetsheet-Table.A2" office:value-type="string">
            <text:p text:style-name="P9">SUPER-L</text:p>
          </table:table-cell>
          <table:table-cell table:style-name="wkdvie-Linux-Command-Cheetsheet-Table.B2" office:value-type="string">
            <text:p text:style-name="P9">Screen Lock</text:p>
          </table:table-cell>
        </table:table-row>
        <table:table-row table:style-name="TableLine93981094998656">
          <table:table-cell table:style-name="wkdvie-Linux-Command-Cheetsheet-Table.A2" office:value-type="string">
            <text:p text:style-name="P9">CTRL-F</text:p>
          </table:table-cell>
          <table:table-cell table:style-name="wkdvie-Linux-Command-Cheetsheet-Table.B2" office:value-type="string">
            <text:p text:style-name="P9">Nautilus Suchleiste</text:p>
          </table:table-cell>
        </table:table-row>
        <table:table-row table:style-name="TableLine93981094999440">
          <table:table-cell table:style-name="wkdvie-Linux-Command-Cheetsheet-Table.A2" office:value-type="string">
            <text:p text:style-name="P9">ctrl + l im filemanager</text:p>
          </table:table-cell>
          <table:table-cell table:style-name="wkdvie-Linux-Command-Cheetsheet-Table.B2" office:value-type="string">
            <text:p text:style-name="P9">Aktueller Pfad</text:p>
          </table:table-cell>
        </table:table-row>
        <table:table-row table:style-name="TableLine93981095000224">
          <table:table-cell table:style-name="wkdvie-Linux-Command-Cheetsheet-Table.A2" office:value-type="string">
            <text:p text:style-name="P9">CTR-DEL</text:p>
          </table:table-cell>
          <table:table-cell table:style-name="wkdvie-Linux-Command-Cheetsheet-Table.B2" office:value-type="string">
            <text:p text:style-name="P9">Datei Löschen</text:p>
          </table:table-cell>
        </table:table-row>
        <table:table-row table:style-name="TableLine93981092153536">
          <table:table-cell table:style-name="wkdvie-Linux-Command-Cheetsheet-Table.A2" office:value-type="string">
            <text:p text:style-name="P9">Shift-DEL</text:p>
          </table:table-cell>
          <table:table-cell table:style-name="wkdvie-Linux-Command-Cheetsheet-Table.B2" office:value-type="string">
            <text:p text:style-name="P9">Permanent Löschen</text:p>
          </table:table-cell>
        </table:table-row>
        <table:table-row table:style-name="wkdvie-Linux-Command-Cheetsheet-Table.1">
          <table:table-cell table:style-name="wkdvie-Linux-Command-Cheetsheet-Table.A2" office:value-type="string">
            <text:p text:style-name="P47">sudo find -type f -name '*suchbegriff*' -delete</text:p>
          </table:table-cell>
          <table:table-cell table:style-name="wkdvie-Linux-Command-Cheetsheet-Table.B2" office:value-type="string">
            <text:p text:style-name="P47">Alles löschen das den Suchbegriff beinhaltet</text:p>
          </table:table-cell>
        </table:table-row>
        <table:table-row table:style-name="TableLine93981092155216">
          <table:table-cell table:style-name="wkdvie-Linux-Command-Cheetsheet-Table.A2" office:value-type="string">
            <text:p text:style-name="P10">var/log</text:p>
          </table:table-cell>
          <table:table-cell table:style-name="wkdvie-Linux-Command-Cheetsheet-Table.B2" office:value-type="string">
            <text:p text:style-name="P9">Zeigt letzte modifizierte Datei</text:p>
          </table:table-cell>
        </table:table-row>
        <table:table-row table:style-name="TableLine93981092155888">
          <table:table-cell table:style-name="wkdvie-Linux-Command-Cheetsheet-Table.A2" office:value-type="string">
            <text:p text:style-name="P16">which</text:p>
          </table:table-cell>
          <table:table-cell table:style-name="wkdvie-Linux-Command-Cheetsheet-Table.B2" office:value-type="string">
            <text:p text:style-name="P17">search programs</text:p>
          </table:table-cell>
        </table:table-row>
        <table:table-row table:style-name="TableLine93981092156672">
          <table:table-cell table:style-name="wkdvie-Linux-Command-Cheetsheet-Table.A2" office:value-type="string">
            <text:p text:style-name="P16">whereis</text:p>
          </table:table-cell>
          <table:table-cell table:style-name="wkdvie-Linux-Command-Cheetsheet-Table.B2" office:value-type="string">
            <text:p text:style-name="P10"><text:span text:style-name="T7">search programs in extended system range </text:span><text:span text:style-name="T8">and</text:span><text:span text:style-name="T25"> locating source and </text:span><text:span text:style-name="Strong_20_Emphasis"><text:span text:style-name="T36">man</text:span></text:span><text:span text:style-name="T25"> files</text:span></text:p>
          </table:table-cell>
        </table:table-row>
        <table:table-row table:style-name="TableLine93981092157456">
          <table:table-cell table:style-name="wkdvie-Linux-Command-Cheetsheet-Table.A2" office:value-type="string">
            <text:p text:style-name="P10">xdpyinfo | grep dim</text:p>
          </table:table-cell>
          <table:table-cell table:style-name="wkdvie-Linux-Command-Cheetsheet-Table.B2" office:value-type="string">
            <text:p text:style-name="P10">Screen Solution</text:p>
          </table:table-cell>
        </table:table-row>
        <table:table-row table:style-name="TableLine93981092158240">
          <table:table-cell table:style-name="wkdvie-Linux-Command-Cheetsheet-Table.A2" office:value-type="string">
            <text:p text:style-name="P10">ca<text:span text:style-name="T19">t</text:span></text:p>
          </table:table-cell>
          <table:table-cell table:style-name="wkdvie-Linux-Command-Cheetsheet-Table.B2" office:value-type="string">
            <text:p text:style-name="P10">used to type out a file (or combine files).</text:p>
          </table:table-cell>
        </table:table-row>
        <table:table-row table:style-name="TableLine93981092908176">
          <table:table-cell table:style-name="wkdvie-Linux-Command-Cheetsheet-Table.A2" office:value-type="string">
            <text:p text:style-name="P10">head</text:p>
          </table:table-cell>
          <table:table-cell table:style-name="wkdvie-Linux-Command-Cheetsheet-Table.B2" office:value-type="string">
            <text:p text:style-name="P10">used to show the first few lines of a file.</text:p>
          </table:table-cell>
        </table:table-row>
        <table:table-row table:style-name="TableLine93981092909488">
          <table:table-cell table:style-name="wkdvie-Linux-Command-Cheetsheet-Table.A2" office:value-type="string">
            <text:p text:style-name="P10">tail</text:p>
          </table:table-cell>
          <table:table-cell table:style-name="wkdvie-Linux-Command-Cheetsheet-Table.B2" office:value-type="string">
            <text:p text:style-name="P10">used to show the last few lines of a file.</text:p>
          </table:table-cell>
        </table:table-row>
        <table:table-row table:style-name="wkdvie-Linux-Command-Cheetsheet-Table.1">
          <table:table-cell table:style-name="wkdvie-Linux-Command-Cheetsheet-Table.A2" office:value-type="string">
            <text:p text:style-name="P10">pwd</text:p>
          </table:table-cell>
          <table:table-cell table:style-name="wkdvie-Linux-Command-Cheetsheet-Table.B2" office:value-type="string">
            <text:p text:style-name="P10"><text:span text:style-name="T3"><text:s/></text:span>Displays the present working directory</text:p>
          </table:table-cell>
        </table:table-row>
        <table:table-row table:style-name="wkdvie-Linux-Command-Cheetsheet-Table.1">
          <table:table-cell table:style-name="wkdvie-Linux-Command-Cheetsheet-Table.A2" office:value-type="string">
            <text:p text:style-name="P10">cd ~ or cd </text:p>
          </table:table-cell>
          <table:table-cell table:style-name="wkdvie-Linux-Command-Cheetsheet-Table.B2" office:value-type="string">
            <text:p text:style-name="P10"><text:span text:style-name="T13">C</text:span>hange to your home directory (shortcut name is ~ (tilde))</text:p>
          </table:table-cell>
        </table:table-row>
        <table:table-row table:style-name="wkdvie-Linux-Command-Cheetsheet-Table.1">
          <table:table-cell table:style-name="wkdvie-Linux-Command-Cheetsheet-Table.A2" office:value-type="string">
            <text:p text:style-name="P10">cd .. </text:p>
          </table:table-cell>
          <table:table-cell table:style-name="wkdvie-Linux-Command-Cheetsheet-Table.B2" office:value-type="string">
            <text:p text:style-name="P10"><text:span text:style-name="T13">C</text:span>hange to parent directory (..)</text:p>
          </table:table-cell>
        </table:table-row>
        <table:table-row table:style-name="wkdvie-Linux-Command-Cheetsheet-Table.1">
          <table:table-cell table:style-name="wkdvie-Linux-Command-Cheetsheet-Table.A2" office:value-type="string">
            <text:p text:style-name="P10">cd - <text:s/></text:p>
          </table:table-cell>
          <table:table-cell table:style-name="wkdvie-Linux-Command-Cheetsheet-Table.B2" office:value-type="string">
            <text:p text:style-name="P10"><text:span text:style-name="T13">C</text:span>hange to previous directory (- (minus))</text:p>
          </table:table-cell>
        </table:table-row>
        <table:table-row table:style-name="wkdvie-Linux-Command-Cheetsheet-Table.1">
          <table:table-cell table:style-name="wkdvie-Linux-Command-Cheetsheet-Table.A2" office:value-type="string">
            <text:p text:style-name="P18">cd / <text:s/></text:p>
          </table:table-cell>
          <table:table-cell table:style-name="wkdvie-Linux-Command-Cheetsheet-Table.B2" office:value-type="string">
            <text:p text:style-name="P18">Change to the root directory</text:p>
          </table:table-cell>
        </table:table-row>
        <table:table-row table:style-name="wkdvie-Linux-Command-Cheetsheet-Table.1">
          <table:table-cell table:style-name="wkdvie-Linux-Command-Cheetsheet-Table.A2" office:value-type="string">
            <text:p text:style-name="P18">ls</text:p>
          </table:table-cell>
          <table:table-cell table:style-name="wkdvie-Linux-Command-Cheetsheet-Table.B2" office:value-type="string">
            <text:p text:style-name="P18">List the contents of the present working directory</text:p>
          </table:table-cell>
        </table:table-row>
        <text:soft-page-break/>
        <table:table-row table:style-name="wkdvie-Linux-Command-Cheetsheet-Table.1">
          <table:table-cell table:style-name="wkdvie-Linux-Command-Cheetsheet-Table.A2" office:value-type="string">
            <text:p text:style-name="P18">ls –a </text:p>
          </table:table-cell>
          <table:table-cell table:style-name="wkdvie-Linux-Command-Cheetsheet-Table.B2" office:value-type="string">
            <text:p text:style-name="P18">List all files, including hidden files and directories (those whose name startwith. )</text:p>
          </table:table-cell>
        </table:table-row>
        <table:table-row table:style-name="wkdvie-Linux-Command-Cheetsheet-Table.1">
          <table:table-cell table:style-name="wkdvie-Linux-Command-Cheetsheet-Table.A2" office:value-type="string">
            <text:p text:style-name="P24">Ls -lR</text:p>
          </table:table-cell>
          <table:table-cell table:style-name="wkdvie-Linux-Command-Cheetsheet-Table.B2" office:value-type="string">
            <text:p text:style-name="P24">Prints out dirs with files</text:p>
          </table:table-cell>
        </table:table-row>
        <table:table-row table:style-name="wkdvie-Linux-Command-Cheetsheet-Table.1">
          <table:table-cell table:style-name="wkdvie-Linux-Command-Cheetsheet-Table.A2" office:value-type="string">
            <text:p text:style-name="P19">ls -li </text:p>
          </table:table-cell>
          <table:table-cell table:style-name="wkdvie-Linux-Command-Cheetsheet-Table.B2" office:value-type="string">
            <text:p text:style-name="P19">print out inode number which is a unique quantity for each file</text:p>
          </table:table-cell>
        </table:table-row>
        <table:table-row table:style-name="wkdvie-Linux-Command-Cheetsheet-Table.1">
          <table:table-cell table:style-name="wkdvie-Linux-Command-Cheetsheet-Table.A2" office:value-type="string">
            <text:p text:style-name="P10">tree </text:p>
          </table:table-cell>
          <table:table-cell table:style-name="wkdvie-Linux-Command-Cheetsheet-Table.B2" office:value-type="string">
            <text:p text:style-name="P10">Displays a tree view of the filesystem</text:p>
          </table:table-cell>
        </table:table-row>
        <table:table-row table:style-name="wkdvie-Linux-Command-Cheetsheet-Table.1">
          <table:table-cell table:style-name="wkdvie-Linux-Command-Cheetsheet-Table.A2" office:value-type="string">
            <text:p text:style-name="P10"><text:span text:style-name="Strong_20_Emphasis"><text:span text:style-name="T37">tree -d</text:span></text:span><text:span text:style-name="T37"> </text:span></text:p>
          </table:table-cell>
          <table:table-cell table:style-name="wkdvie-Linux-Command-Cheetsheet-Table.B2" office:value-type="string">
            <text:p text:style-name="P10">view just the directories and to suppress listing file names.</text:p>
          </table:table-cell>
        </table:table-row>
        <table:table-row table:style-name="wkdvie-Linux-Command-Cheetsheet-Table.1">
          <table:table-cell table:style-name="wkdvie-Linux-Command-Cheetsheet-Table.A2" office:value-type="string">
            <text:p text:style-name="P19">ln</text:p>
          </table:table-cell>
          <table:table-cell table:style-name="wkdvie-Linux-Command-Cheetsheet-Table.B2" office:value-type="string">
            <text:p text:style-name="P19">Create hard link</text:p>
          </table:table-cell>
        </table:table-row>
        <table:table-row table:style-name="wkdvie-Linux-Command-Cheetsheet-Table.1">
          <table:table-cell table:style-name="wkdvie-Linux-Command-Cheetsheet-Table.A2" office:value-type="string">
            <text:p text:style-name="P19">ln -s</text:p>
          </table:table-cell>
          <table:table-cell table:style-name="wkdvie-Linux-Command-Cheetsheet-Table.B2" office:value-type="string">
            <text:p text:style-name="P19">Create soft link</text:p>
          </table:table-cell>
        </table:table-row>
        <table:table-row table:style-name="wkdvie-Linux-Command-Cheetsheet-Table.1">
          <table:table-cell table:style-name="wkdvie-Linux-Command-Cheetsheet-Table.A2" office:value-type="string">
            <text:p text:style-name="P20">pushd </text:p>
          </table:table-cell>
          <table:table-cell table:style-name="wkdvie-Linux-Command-Cheetsheet-Table.B2" office:value-type="string">
            <text:p text:style-name="P20">change dir and put it on a system remenbering list</text:p>
          </table:table-cell>
        </table:table-row>
        <table:table-row table:style-name="wkdvie-Linux-Command-Cheetsheet-Table.1">
          <table:table-cell table:style-name="wkdvie-Linux-Command-Cheetsheet-Table.A2" office:value-type="string">
            <text:p text:style-name="P20">dirs</text:p>
          </table:table-cell>
          <table:table-cell table:style-name="wkdvie-Linux-Command-Cheetsheet-Table.B2" office:value-type="string">
            <text:p text:style-name="P20">show remembering list</text:p>
          </table:table-cell>
        </table:table-row>
        <table:table-row table:style-name="wkdvie-Linux-Command-Cheetsheet-Table.34">
          <table:table-cell table:style-name="wkdvie-Linux-Command-Cheetsheet-Table.A2" office:value-type="string">
            <text:p text:style-name="P20">popd </text:p>
          </table:table-cell>
          <table:table-cell table:style-name="wkdvie-Linux-Command-Cheetsheet-Table.B2" office:value-type="string">
            <text:p text:style-name="P20">jump backwards trough that list</text:p>
          </table:table-cell>
        </table:table-row>
        <table:table-row table:style-name="wkdvie-Linux-Command-Cheetsheet-Table.1">
          <table:table-cell table:style-name="wkdvie-Linux-Command-Cheetsheet-Table.A2" office:value-type="string">
            <text:p text:style-name="P10">cat</text:p>
          </table:table-cell>
          <table:table-cell table:style-name="wkdvie-Linux-Command-Cheetsheet-Table.B2" office:value-type="string">
            <text:p text:style-name="P10">Used for viewing files that are not very long; it does not provide any scroll-back.</text:p>
          </table:table-cell>
        </table:table-row>
        <table:table-row table:style-name="wkdvie-Linux-Command-Cheetsheet-Table.1">
          <table:table-cell table:style-name="wkdvie-Linux-Command-Cheetsheet-Table.A2" office:value-type="string">
            <text:p text:style-name="P21">cat -n</text:p>
          </table:table-cell>
          <table:table-cell table:style-name="wkdvie-Linux-Command-Cheetsheet-Table.B2" office:value-type="string">
            <text:p text:style-name="P21">shows line numbers</text:p>
          </table:table-cell>
        </table:table-row>
        <table:table-row table:style-name="wkdvie-Linux-Command-Cheetsheet-Table.1">
          <table:table-cell table:style-name="wkdvie-Linux-Command-Cheetsheet-Table.A2" office:value-type="string">
            <text:p text:style-name="P10"><text:span text:style-name="T14">t</text:span>ac</text:p>
          </table:table-cell>
          <table:table-cell table:style-name="wkdvie-Linux-Command-Cheetsheet-Table.B2" office:value-type="string">
            <text:p text:style-name="P10">Used to look at a file backwards, starting with the last line.</text:p>
          </table:table-cell>
        </table:table-row>
        <table:table-row table:style-name="wkdvie-Linux-Command-Cheetsheet-Table.1">
          <table:table-cell table:style-name="wkdvie-Linux-Command-Cheetsheet-Table.A2" office:value-type="string">
            <text:p text:style-name="P10"><text:span text:style-name="T14">l</text:span>ess </text:p>
          </table:table-cell>
          <table:table-cell table:style-name="wkdvie-Linux-Command-Cheetsheet-Table.B2" office:value-type="string">
            <text:p text:style-name="P10">Used to view larger files because it is a paging program.</text:p>
          </table:table-cell>
        </table:table-row>
        <table:table-row table:style-name="wkdvie-Linux-Command-Cheetsheet-Table.1">
          <table:table-cell table:style-name="wkdvie-Linux-Command-Cheetsheet-Table.A2" office:value-type="string">
            <text:p text:style-name="P10"><text:span text:style-name="T14">t</text:span>ail </text:p>
          </table:table-cell>
          <table:table-cell table:style-name="wkdvie-Linux-Command-Cheetsheet-Table.B2" office:value-type="string">
            <text:p text:style-name="P10">Used to print the last 10 lines of a file by default. <text:span text:style-name="T15">C</text:span>hange the number of lines by doing -*</text:p>
          </table:table-cell>
        </table:table-row>
        <table:table-row table:style-name="wkdvie-Linux-Command-Cheetsheet-Table.1">
          <table:table-cell table:style-name="wkdvie-Linux-Command-Cheetsheet-Table.A2" office:value-type="string">
            <text:p text:style-name="P10">-n 15 or just -15 </text:p>
          </table:table-cell>
          <table:table-cell table:style-name="wkdvie-Linux-Command-Cheetsheet-Table.B2" office:value-type="string">
            <text:p text:style-name="P10">if you wanted to look at the last 15 lines instead of the default.</text:p>
          </table:table-cell>
        </table:table-row>
        <table:table-row table:style-name="wkdvie-Linux-Command-Cheetsheet-Table.1">
          <table:table-cell table:style-name="wkdvie-Linux-Command-Cheetsheet-Table.A2" office:value-type="string">
            <text:p text:style-name="P10"><text:span text:style-name="T14">h</text:span>ead</text:p>
          </table:table-cell>
          <table:table-cell table:style-name="wkdvie-Linux-Command-Cheetsheet-Table.B2" office:value-type="string">
            <text:p text:style-name="P10">The opposite of tail; by default, it prints the first 10 lines of a file.</text:p>
          </table:table-cell>
        </table:table-row>
        <table:table-row table:style-name="wkdvie-Linux-Command-Cheetsheet-Table.1">
          <table:table-cell table:style-name="wkdvie-Linux-Command-Cheetsheet-Table.A2" office:value-type="string">
            <text:p text:style-name="P21">wc</text:p>
          </table:table-cell>
          <table:table-cell table:style-name="wkdvie-Linux-Command-Cheetsheet-Table.B2" office:value-type="string">
            <text:p text:style-name="P21">word count</text:p>
          </table:table-cell>
        </table:table-row>
        <table:table-row table:style-name="wkdvie-Linux-Command-Cheetsheet-Table.1">
          <table:table-cell table:style-name="wkdvie-Linux-Command-Cheetsheet-Table.A2" office:value-type="string">
            <text:p text:style-name="P22">touch &lt;filename&gt; -t 12092000:</text:p>
          </table:table-cell>
          <table:table-cell table:style-name="wkdvie-Linux-Command-Cheetsheet-Table.B2" office:value-type="string">
            <text:p text:style-name="P22">Create a file with timestamp 12.09.2000</text:p>
          </table:table-cell>
        </table:table-row>
        <table:table-row table:style-name="wkdvie-Linux-Command-Cheetsheet-Table.1">
          <table:table-cell table:style-name="wkdvie-Linux-Command-Cheetsheet-Table.A2" office:value-type="string">
            <text:p text:style-name="P10">mkdir /usr/sampdir</text:p>
          </table:table-cell>
          <table:table-cell table:style-name="wkdvie-Linux-Command-Cheetsheet-Table.B2" office:value-type="string">
            <text:p text:style-name="P10"><text:span text:style-name="T16">C</text:span>reates a sample directory called sampdir under /usr.</text:p>
          </table:table-cell>
        </table:table-row>
        <table:table-row table:style-name="wkdvie-Linux-Command-Cheetsheet-Table.1">
          <table:table-cell table:style-name="wkdvie-Linux-Command-Cheetsheet-Table.A2" office:value-type="string">
            <text:p text:style-name="P22">rmdir</text:p>
          </table:table-cell>
          <table:table-cell table:style-name="wkdvie-Linux-Command-Cheetsheet-Table.B2" office:value-type="string">
            <text:p text:style-name="P22">Remove empty dir <text:span text:style-name="T43">only on empty directories</text:span></text:p>
          </table:table-cell>
        </table:table-row>
        <table:table-row table:style-name="wkdvie-Linux-Command-Cheetsheet-Table.1">
          <table:table-cell table:style-name="wkdvie-Linux-Command-Cheetsheet-Table.A2" office:value-type="string">
            <text:p text:style-name="P22">rm</text:p>
          </table:table-cell>
          <table:table-cell table:style-name="wkdvie-Linux-Command-Cheetsheet-Table.B2" office:value-type="string">
            <text:p text:style-name="P22"><text:span text:style-name="T17">R</text:span>emove <text:span text:style-name="T17">a file</text:span></text:p>
          </table:table-cell>
        </table:table-row>
        <table:table-row table:style-name="wkdvie-Linux-Command-Cheetsheet-Table.1">
          <table:table-cell table:style-name="wkdvie-Linux-Command-Cheetsheet-Table.A2" office:value-type="string">
            <text:p text:style-name="P22">rm -<text:span text:style-name="T17">f</text:span></text:p>
          </table:table-cell>
          <table:table-cell table:style-name="wkdvie-Linux-Command-Cheetsheet-Table.B2" office:value-type="string">
            <text:p text:style-name="P22"><text:span text:style-name="T17">Force r</text:span>emove</text:p>
          </table:table-cell>
        </table:table-row>
        <table:table-row table:style-name="wkdvie-Linux-Command-Cheetsheet-Table.1">
          <table:table-cell table:style-name="wkdvie-Linux-Command-Cheetsheet-Table.A2" office:value-type="string">
            <text:p text:style-name="P10"><text:span text:style-name="T16">rm -</text:span><text:span text:style-name="T17">i</text:span><text:span text:style-name="T16"> </text:span></text:p>
          </table:table-cell>
          <table:table-cell table:style-name="wkdvie-Linux-Command-Cheetsheet-Table.B2" office:value-type="string">
            <text:p text:style-name="P10"><text:span text:style-name="T17">Prompt before </text:span><text:span text:style-name="T18">removing</text:span></text:p>
          </table:table-cell>
        </table:table-row>
        <table:table-row table:style-name="wkdvie-Linux-Command-Cheetsheet-Table.1">
          <table:table-cell table:style-name="wkdvie-Linux-Command-Cheetsheet-Table.A2" office:value-type="string">
            <text:p text:style-name="P22">rm -rf</text:p>
          </table:table-cell>
          <table:table-cell table:style-name="wkdvie-Linux-Command-Cheetsheet-Table.B2" office:value-type="string">
            <text:p text:style-name="P10"><text:span text:style-name="T16">R</text:span>emove a directory and all of its contents</text:p>
          </table:table-cell>
        </table:table-row>
        <table:table-row table:style-name="wkdvie-Linux-Command-Cheetsheet-Table.1">
          <table:table-cell table:style-name="wkdvie-Linux-Command-Cheetsheet-Table.A2" office:value-type="string">
            <text:p text:style-name="P10"><text:span text:style-name="T16">m</text:span><text:span text:style-name="T17">v</text:span></text:p>
          </table:table-cell>
          <table:table-cell table:style-name="wkdvie-Linux-Command-Cheetsheet-Table.B2" office:value-type="string">
            <text:p text:style-name="P29">Rename file</text:p>
          </table:table-cell>
        </table:table-row>
        <table:table-row table:style-name="wkdvie-Linux-Command-Cheetsheet-Table.1">
          <table:table-cell table:style-name="wkdvie-Linux-Command-Cheetsheet-Table.A2" office:value-type="string">
            <text:p text:style-name="P25">locate bin | grep zip</text:p>
          </table:table-cell>
          <table:table-cell table:style-name="wkdvie-Linux-Command-Cheetsheet-Table.B2" office:value-type="string">
            <text:p text:style-name="P25">Findet alle einträge in denen bin und zip vorkommt</text:p>
          </table:table-cell>
        </table:table-row>
        <table:table-row table:style-name="wkdvie-Linux-Command-Cheetsheet-Table.1">
          <table:table-cell table:style-name="wkdvie-Linux-Command-Cheetsheet-Table.A2" office:value-type="string">
            <text:p text:style-name="P25">locate / find</text:p>
          </table:table-cell>
          <table:table-cell table:style-name="wkdvie-Linux-Command-Cheetsheet-Table.B2" office:value-type="string">
            <text:p text:style-name="P25">Suchfunktion. <text:span text:style-name="T44">Locate muss 1x pro tag mir updatedb aktualisiert werden, find nicht.</text:span> Mit -ls sieht man zus. informationen.</text:p>
          </table:table-cell>
        </table:table-row>
        <text:soft-page-break/>
        <table:table-row table:style-name="wkdvie-Linux-Command-Cheetsheet-Table.1">
          <table:table-cell table:style-name="wkdvie-Linux-Command-Cheetsheet-Table.A2" office:value-type="string">
            <text:p text:style-name="P26">du &lt;filename&gt;</text:p>
          </table:table-cell>
          <table:table-cell table:style-name="wkdvie-Linux-Command-Cheetsheet-Table.B2" office:value-type="string">
            <text:p text:style-name="P26">Zeigt den Disk Usage <text:span text:style-name="T49">eine Datei an</text:span></text:p>
          </table:table-cell>
        </table:table-row>
        <table:table-row table:style-name="wkdvie-Linux-Command-Cheetsheet-Table.1">
          <table:table-cell table:style-name="wkdvie-Linux-Command-Cheetsheet-Table.A2" office:value-type="string">
            <text:p text:style-name="P10">find /usr -name gcc</text:p>
            <text:p text:style-name="P10"/>
          </table:table-cell>
          <table:table-cell table:style-name="wkdvie-Linux-Command-Cheetsheet-Table.B2" office:value-type="string">
            <text:p text:style-name="P10">Searching for files and directories named gcc</text:p>
          </table:table-cell>
        </table:table-row>
        <table:table-row table:style-name="wkdvie-Linux-Command-Cheetsheet-Table.1">
          <table:table-cell table:style-name="wkdvie-Linux-Command-Cheetsheet-Table.A2" office:value-type="string">
            <text:p text:style-name="P10">find /usr -type d -name gcc</text:p>
          </table:table-cell>
          <table:table-cell table:style-name="wkdvie-Linux-Command-Cheetsheet-Table.B2" office:value-type="string">
            <text:p text:style-name="P10">Searching only for directories named gcc</text:p>
          </table:table-cell>
        </table:table-row>
        <table:table-row table:style-name="wkdvie-Linux-Command-Cheetsheet-Table.1">
          <table:table-cell table:style-name="wkdvie-Linux-Command-Cheetsheet-Table.A2" office:value-type="string">
            <text:p text:style-name="P10">find /usr -type <text:span text:style-name="T45">f</text:span> -name gcc</text:p>
          </table:table-cell>
          <table:table-cell table:style-name="wkdvie-Linux-Command-Cheetsheet-Table.B2" office:value-type="string">
            <text:p text:style-name="P10">Searching only for regular files named gcc</text:p>
          </table:table-cell>
        </table:table-row>
        <table:table-row table:style-name="wkdvie-Linux-Command-Cheetsheet-Table.1">
          <table:table-cell table:style-name="wkdvie-Linux-Command-Cheetsheet-Table.A2" office:value-type="string">
            <text:p text:style-name="P10">find -name "*.swp" -exec rm {} ’;’</text:p>
          </table:table-cell>
          <table:table-cell table:style-name="wkdvie-Linux-Command-Cheetsheet-Table.B2" office:value-type="string">
            <text:p text:style-name="P10"><text:span text:style-name="T48">R</text:span><text:span text:style-name="T46">emove all files that end with </text:span><text:span text:style-name="Strong_20_Emphasis"><text:span text:style-name="T46">.</text:span></text:span><text:span text:style-name="Strong_20_Emphasis"><text:span text:style-name="T47">swp. The {} (squiggly brackets) is a placeholder that will be filled with all the file names that result from the find expression, and the preceding command will be run on each one individually.</text:span></text:span></text:p>
          </table:table-cell>
        </table:table-row>
        <table:table-row table:style-name="wkdvie-Linux-Command-Cheetsheet-Table.1">
          <table:table-cell table:style-name="wkdvie-Linux-Command-Cheetsheet-Table.A2" office:value-type="string">
            <text:p text:style-name="P27">find / -ctime 3</text:p>
          </table:table-cell>
          <table:table-cell table:style-name="wkdvie-Linux-Command-Cheetsheet-Table.B2" office:value-type="string">
            <text:p text:style-name="P27">C: indode, a: accessed/last read, m: last modified; time_ days, min: Minuten usw.. value: - is leas tham, + more than. So find / -mmin -10 bedeutet finde file die vor weniger als 10 Minuten modified worden ist. </text:p>
          </table:table-cell>
        </table:table-row>
        <table:table-row table:style-name="wkdvie-Linux-Command-Cheetsheet-Table.1">
          <table:table-cell table:style-name="wkdvie-Linux-Command-Cheetsheet-Table.A2" office:value-type="string">
            <text:p text:style-name="P28">find / size 0</text:p>
          </table:table-cell>
          <table:table-cell table:style-name="wkdvie-Linux-Command-Cheetsheet-Table.B2" office:value-type="string">
            <text:p text:style-name="P10">Note the size here is in 512-byte blocks, by default; you can also specify bytes (c), kilobytes (k), megabytes (M), gigabytes (G), etc. As with the time numbers above, file sizes can also be exact numbers (n), +n or -n. For details, consult the man page for find.</text:p>
            <text:p text:style-name="P10">For example, to find files greater than 10 MB in size and running a command on those files:</text:p>
            <text:p text:style-name="P10">$ find / -size +10M -exec command {} ’;’</text:p>
          </table:table-cell>
        </table:table-row>
        <table:table-row table:style-name="wkdvie-Linux-Command-Cheetsheet-Table.1">
          <table:table-cell table:style-name="wkdvie-Linux-Command-Cheetsheet-Table.A2" office:value-type="string">
            <text:p text:style-name="P30">dpkg --list</text:p>
          </table:table-cell>
          <table:table-cell table:style-name="wkdvie-Linux-Command-Cheetsheet-Table.B2" office:value-type="string">
            <text:p text:style-name="P30">Get all packages on OS</text:p>
          </table:table-cell>
        </table:table-row>
        <table:table-row table:style-name="wkdvie-Linux-Command-Cheetsheet-Table.1">
          <table:table-cell table:style-name="wkdvie-Linux-Command-Cheetsheet-Table.A2" office:value-type="string">
            <text:p text:style-name="P10">man</text:p>
          </table:table-cell>
          <table:table-cell table:style-name="wkdvie-Linux-Command-Cheetsheet-Table.B2" office:value-type="string">
            <text:p text:style-name="P10">used to view documentation.</text:p>
          </table:table-cell>
        </table:table-row>
        <table:table-row table:style-name="wkdvie-Linux-Command-Cheetsheet-Table.1">
          <table:table-cell table:style-name="wkdvie-Linux-Command-Cheetsheet-Table.A2" office:value-type="string">
            <text:p text:style-name="P31">man -f <text:span text:style-name="T53">or whatis </text:span>&lt;socket&gt; </text:p>
          </table:table-cell>
          <table:table-cell table:style-name="wkdvie-Linux-Command-Cheetsheet-Table.B2" office:value-type="string">
            <text:p text:style-name="P31">Get a list of all man Pages with &lt;socket&gt;</text:p>
          </table:table-cell>
        </table:table-row>
        <table:table-row table:style-name="wkdvie-Linux-Command-Cheetsheet-Table.1">
          <table:table-cell table:style-name="wkdvie-Linux-Command-Cheetsheet-Table.A2" office:value-type="string">
            <text:p text:style-name="P32">man -k &lt;socket</text:p>
          </table:table-cell>
          <table:table-cell table:style-name="wkdvie-Linux-Command-Cheetsheet-Table.B2" office:value-type="string">
            <text:p text:style-name="P32">Get all man pages with &lt;socket&gt;</text:p>
          </table:table-cell>
        </table:table-row>
        <table:table-row table:style-name="wkdvie-Linux-Command-Cheetsheet-Table.1">
          <table:table-cell table:style-name="wkdvie-Linux-Command-Cheetsheet-Table.A2" office:value-type="string">
            <text:p text:style-name="P10"><text:span text:style-name="Strong_20_Emphasis"><text:span text:style-name="T47">kill -SIGKILL &lt;pid&gt;</text:span></text:span><text:span text:style-name="T46"> or </text:span><text:span text:style-name="Strong_20_Emphasis"><text:span text:style-name="T47">kill -9 &lt;pid&gt;</text:span></text:span></text:p>
          </table:table-cell>
          <table:table-cell table:style-name="wkdvie-Linux-Command-Cheetsheet-Table.B2" office:value-type="string">
            <text:p text:style-name="P33">eliminate process. pid is the Process ID<text:tab/><text:tab/></text:p>
          </table:table-cell>
        </table:table-row>
        <table:table-row table:style-name="wkdvie-Linux-Command-Cheetsheet-Table.1">
          <table:table-cell table:style-name="wkdvie-Linux-Command-Cheetsheet-Table.A2" office:value-type="string">
            <text:p text:style-name="P34">w, top or uptime</text:p>
          </table:table-cell>
          <table:table-cell table:style-name="wkdvie-Linux-Command-Cheetsheet-Table.B2" office:value-type="string">
            <text:p text:style-name="P34">load average. uptime gets more informations <text:span text:style-name="T54">lie PID</text:span></text:p>
          </table:table-cell>
        </table:table-row>
        <table:table-row table:style-name="wkdvie-Linux-Command-Cheetsheet-Table.1">
          <table:table-cell table:style-name="wkdvie-Linux-Command-Cheetsheet-Table.A2" office:value-type="string">
            <text:p text:style-name="P36">&lt;smth&gt; &amp;</text:p>
          </table:table-cell>
          <table:table-cell table:style-name="wkdvie-Linux-Command-Cheetsheet-Table.B2" office:value-type="string">
            <text:p text:style-name="P35">execute task in the background</text:p>
          </table:table-cell>
        </table:table-row>
        <table:table-row table:style-name="wkdvie-Linux-Command-Cheetsheet-Table.1">
          <table:table-cell table:style-name="wkdvie-Linux-Command-Cheetsheet-Table.A2" office:value-type="string">
            <text:p text:style-name="P35">CTRL-Z</text:p>
          </table:table-cell>
          <table:table-cell table:style-name="wkdvie-Linux-Command-Cheetsheet-Table.B2" office:value-type="string">
            <text:p text:style-name="P35">suspend foreground job</text:p>
          </table:table-cell>
        </table:table-row>
        <table:table-row table:style-name="wkdvie-Linux-Command-Cheetsheet-Table.1">
          <table:table-cell table:style-name="wkdvie-Linux-Command-Cheetsheet-Table.A2" office:value-type="string">
            <text:p text:style-name="P35">CTRL-C</text:p>
          </table:table-cell>
          <table:table-cell table:style-name="wkdvie-Linux-Command-Cheetsheet-Table.B2" office:value-type="string">
            <text:p text:style-name="P35">terminate foreground job</text:p>
          </table:table-cell>
        </table:table-row>
        <table:table-row table:style-name="wkdvie-Linux-Command-Cheetsheet-Table.1">
          <table:table-cell table:style-name="wkdvie-Linux-Command-Cheetsheet-Table.A2" office:value-type="string">
            <text:p text:style-name="P35">bg or fg</text:p>
          </table:table-cell>
          <table:table-cell table:style-name="wkdvie-Linux-Command-Cheetsheet-Table.B2" office:value-type="string">
            <text:p text:style-name="P35">run process in back/foreground</text:p>
          </table:table-cell>
        </table:table-row>
        <table:table-row table:style-name="wkdvie-Linux-Command-Cheetsheet-Table.1">
          <table:table-cell table:style-name="wkdvie-Linux-Command-Cheetsheet-Table.A2" office:value-type="string">
            <text:p text:style-name="P37">jobs -l</text:p>
          </table:table-cell>
          <table:table-cell table:style-name="wkdvie-Linux-Command-Cheetsheet-Table.B2" office:value-type="string">
            <text:p text:style-name="P37">background processes with PID</text:p>
          </table:table-cell>
        </table:table-row>
        <table:table-row table:style-name="wkdvie-Linux-Command-Cheetsheet-Table.1">
          <table:table-cell table:style-name="wkdvie-Linux-Command-Cheetsheet-Table.A2" office:value-type="string">
            <text:p text:style-name="P38">ps</text:p>
          </table:table-cell>
          <table:table-cell table:style-name="wkdvie-Linux-Command-Cheetsheet-Table.B2" office:value-type="string">
            <text:p text:style-name="P38">display all processes under current shell</text:p>
          </table:table-cell>
        </table:table-row>
        <table:table-row table:style-name="wkdvie-Linux-Command-Cheetsheet-Table.1">
          <table:table-cell table:style-name="wkdvie-Linux-Command-Cheetsheet-Table.A2" office:value-type="string">
            <text:p text:style-name="P38">ps -u or -ef or -eLF</text:p>
          </table:table-cell>
          <table:table-cell table:style-name="wkdvie-Linux-Command-Cheetsheet-Table.B2" office:value-type="string">
            <text:p text:style-name="P50"><text:span text:style-name="T55">info for specified username. </text:span>The command <text:span text:style-name="Strong_20_Emphasis"><text:span text:style-name="T10">ps -ef</text:span></text:span> displays all the <text:soft-page-break/>processes in the system in full detail. The command <text:span text:style-name="Strong_20_Emphasis"><text:span text:style-name="T10">ps -eLf</text:span></text:span> goes one step further and displays one line of information for every thread (remember, a process can contain multiple threads).</text:p>
          </table:table-cell>
        </table:table-row>
        <table:table-row table:style-name="wkdvie-Linux-Command-Cheetsheet-Table.1">
          <table:table-cell table:style-name="wkdvie-Linux-Command-Cheetsheet-Table.A2" office:value-type="string">
            <text:p text:style-name="P39">pstree</text:p>
          </table:table-cell>
          <table:table-cell table:style-name="wkdvie-Linux-Command-Cheetsheet-Table.B2" office:value-type="string">
            <text:p text:style-name="P35">displays the processes running on the system in the form of a tree diagram showing the relationship between a process and its parent process and any other processes that it created. </text:p>
          </table:table-cell>
        </table:table-row>
        <table:table-row table:style-name="wkdvie-Linux-Command-Cheetsheet-Table.1">
          <table:table-cell table:style-name="wkdvie-Linux-Command-Cheetsheet-Table.A2" office:value-type="string">
            <text:p text:style-name="P39"><text:s/>top</text:p>
          </table:table-cell>
          <table:table-cell table:style-name="wkdvie-Linux-Command-Cheetsheet-Table.B2" office:value-type="string">
            <text:p text:style-name="P35">highlights which processes are consuming the most CPU cycles and memory </text:p>
          </table:table-cell>
        </table:table-row>
        <table:table-row table:style-name="wkdvie-Linux-Command-Cheetsheet-Table.1">
          <table:table-cell table:style-name="wkdvie-Linux-Command-Cheetsheet-Table.A2" office:value-type="string">
            <text:p text:style-name="P40">mount</text:p>
          </table:table-cell>
          <table:table-cell table:style-name="wkdvie-Linux-Command-Cheetsheet-Table.B2" office:value-type="string">
            <text:p text:style-name="P40">show mounted filesystems</text:p>
          </table:table-cell>
        </table:table-row>
        <table:table-row table:style-name="wkdvie-Linux-Command-Cheetsheet-Table.1">
          <table:table-cell table:style-name="wkdvie-Linux-Command-Cheetsheet-Table.A2" office:value-type="string">
            <text:p text:style-name="P40">df -Th</text:p>
          </table:table-cell>
          <table:table-cell table:style-name="wkdvie-Linux-Command-Cheetsheet-Table.B2" office:value-type="string">
            <text:p text:style-name="P35">display information about mounted filesystems, including the filesystem type, and usage statistics about currently used and available space.</text:p>
          </table:table-cell>
        </table:table-row>
        <table:table-row table:style-name="wkdvie-Linux-Command-Cheetsheet-Table.1">
          <table:table-cell table:style-name="wkdvie-Linux-Command-Cheetsheet-Table.A2" office:value-type="string">
            <text:p text:style-name="P42"><text:span text:style-name="Strong_20_Emphasis"><text:span text:style-name="T12">diff [options] &lt;filename1&gt; &lt;filename2&gt;</text:span></text:span></text:p>
          </table:table-cell>
          <table:table-cell table:style-name="wkdvie-Linux-Command-Cheetsheet-Table.B2" office:value-type="string">
            <text:p text:style-name="P15"><text:span text:style-name="Strong_20_Emphasis"><text:span text:style-name="T10">diff</text:span></text:span> is used to compare files and directories. <text:s/>-c Provides a listing of differences that include three lines of context before and after the lines differing in content. -r Used to recursively compare subdirectories, as well as the current directory. -i Ignore the case of letters. -w Ignore differences in spaces and tabs (white space). -q Be quiet: only report if files are different without listing the differences.</text:p>
            <text:p text:style-name="P15">You can compare three files at once using <text:span text:style-name="Strong_20_Emphasis"><text:span text:style-name="T10">diff3</text:span></text:span>, which uses one file as the reference basis for the other tw<text:span text:style-name="T59">o.</text:span></text:p>
          </table:table-cell>
        </table:table-row>
        <table:table-row table:style-name="wkdvie-Linux-Command-Cheetsheet-Table.1">
          <table:table-cell table:style-name="wkdvie-Linux-Command-Cheetsheet-Table.A2" office:value-type="string">
            <text:p text:style-name="P43">patch -p1 &lt; patchfile or patch originalfile patchfile</text:p>
          </table:table-cell>
          <table:table-cell table:style-name="wkdvie-Linux-Command-Cheetsheet-Table.B2" office:value-type="string">
            <text:p text:style-name="P52"><text:span text:style-name="T59">Patch a file or dir. </text:span>The first usage is more common, as it is often used to apply changes to an entire directory tree, rather than just one file, as in the second example. To understand the use of the -p1 option and many others, see the man page for patch.</text:p>
          </table:table-cell>
        </table:table-row>
        <table:table-row table:style-name="wkdvie-Linux-Command-Cheetsheet-Table.1">
          <table:table-cell table:style-name="wkdvie-Linux-Command-Cheetsheet-Table.A2" office:value-type="string">
            <text:p text:style-name="P44">file *</text:p>
          </table:table-cell>
          <table:table-cell table:style-name="wkdvie-Linux-Command-Cheetsheet-Table.B2" office:value-type="string">
            <text:p text:style-name="P10"><text:span text:style-name="T60">E</text:span>xamines the contents and certain characteristics to determine whether the files are plain text, shared libraries, executable programs, scripts, or something else <text:span text:style-name="T60">of all files on the OS.</text:span></text:p>
          </table:table-cell>
        </table:table-row>
        <table:table-row table:style-name="wkdvie-Linux-Command-Cheetsheet-Table.1">
          <table:table-cell table:style-name="wkdvie-Linux-Command-Cheetsheet-Table.A2" office:value-type="string">
            <text:p text:style-name="P45">cp or rsync</text:p>
          </table:table-cell>
          <table:table-cell table:style-name="wkdvie-Linux-Command-Cheetsheet-Table.B2" office:value-type="string">
            <text:p text:style-name="P10">cp can only copy files to and from destinations on the local machine (unless you are copying to or from a filesystem mounted using NFS), but rsync can also be used to copy files from one machine to another. </text:p>
          </table:table-cell>
        </table:table-row>
        <table:table-row table:style-name="wkdvie-Linux-Command-Cheetsheet-Table.1">
          <table:table-cell table:style-name="wkdvie-Linux-Command-Cheetsheet-Table.A2" office:value-type="string">
            <text:p text:style-name="P46">gzip * </text:p>
          </table:table-cell>
          <table:table-cell table:style-name="wkdvie-Linux-Command-Cheetsheet-Table.B2" office:value-type="string">
            <text:p text:style-name="P10">Compresses all files in the current directory; each file is compressed and renamed with a .gz extension.</text:p>
          </table:table-cell>
        </table:table-row>
        <table:table-row table:style-name="wkdvie-Linux-Command-Cheetsheet-Table.1">
          <table:table-cell table:style-name="wkdvie-Linux-Command-Cheetsheet-Table.A2" office:value-type="string">
            <text:p text:style-name="P68">echo &lt;text&gt; &gt; or &gt;&gt; &lt;filename&gt;</text:p>
          </table:table-cell>
          <table:table-cell table:style-name="wkdvie-Linux-Command-Cheetsheet-Table.B2" office:value-type="string">
            <text:p text:style-name="P68">with &gt; it crates file and inputs the text, with &gt;&gt; it appends textto the file</text:p>
          </table:table-cell>
        </table:table-row>
        <table:table-row table:style-name="wkdvie-Linux-Command-Cheetsheet-Table.1">
          <table:table-cell table:style-name="wkdvie-Linux-Command-Cheetsheet-Table.A2" office:value-type="string">
            <text:p text:style-name="P69">cat &lt;&lt; EOF &gt; &lt;filename&gt;</text:p>
            <text:p text:style-name="P69">.</text:p>
            <text:p text:style-name="P69">.</text:p>
            <text:p text:style-name="P69">EOF </text:p>
          </table:table-cell>
          <table:table-cell table:style-name="wkdvie-Linux-Command-Cheetsheet-Table.B2" office:value-type="string">
            <text:p text:style-name="P69">Creates Textfile and appends so many lines text to it if you want</text:p>
          </table:table-cell>
        </table:table-row>
        <text:soft-page-break/>
        <table:table-row table:style-name="wkdvie-Linux-Command-Cheetsheet-Table.1">
          <table:table-cell table:style-name="wkdvie-Linux-Command-Cheetsheet-Table.A2" office:value-type="string">
            <text:p text:style-name="P70">whoami / who</text:p>
          </table:table-cell>
          <table:table-cell table:style-name="wkdvie-Linux-Command-Cheetsheet-Table.B2" office:value-type="string">
            <text:p text:style-name="P70">identify current user / list logged-on users</text:p>
          </table:table-cell>
        </table:table-row>
        <table:table-row table:style-name="wkdvie-Linux-Command-Cheetsheet-Table.1">
          <table:table-cell table:style-name="wkdvie-Linux-Command-Cheetsheet-Table.A2" office:value-type="string">
            <text:p text:style-name="P71">alias del=‘rm -r’</text:p>
          </table:table-cell>
          <table:table-cell table:style-name="wkdvie-Linux-Command-Cheetsheet-Table.B2" office:value-type="string">
            <text:p text:style-name="P71">creates the alias del</text:p>
          </table:table-cell>
        </table:table-row>
        <table:table-row table:style-name="wkdvie-Linux-Command-Cheetsheet-Table.1">
          <table:table-cell table:style-name="wkdvie-Linux-Command-Cheetsheet-Table.A2" office:value-type="string">
            <text:p text:style-name="P72">set, env or export</text:p>
          </table:table-cell>
          <table:table-cell table:style-name="wkdvie-Linux-Command-Cheetsheet-Table.B2" office:value-type="string">
            <text:p text:style-name="P72">Show enviromnet variables</text:p>
          </table:table-cell>
        </table:table-row>
        <table:table-row table:style-name="wkdvie-Linux-Command-Cheetsheet-Table.1">
          <table:table-cell table:style-name="wkdvie-Linux-Command-Cheetsheet-Table.A2" office:value-type="string">
            <text:p text:style-name="P10">echo $SHELL</text:p>
          </table:table-cell>
          <table:table-cell table:style-name="wkdvie-Linux-Command-Cheetsheet-Table.B2" office:value-type="string">
            <text:p text:style-name="P10">Show the value of a specific variable</text:p>
          </table:table-cell>
        </table:table-row>
        <table:table-row table:style-name="wkdvie-Linux-Command-Cheetsheet-Table.1">
          <table:table-cell table:style-name="wkdvie-Linux-Command-Cheetsheet-Table.A2" office:value-type="string">
            <text:p text:style-name="P10">Edit ~/.bashrc and add the line export VARIABLE=value</text:p>
            <text:p text:style-name="P10"/>
            <text:p text:style-name="P10">Type source ~/.bashrc or just . ~/.bashrc (dot ~/.bashrc); or just start a new shell by typing bash</text:p>
          </table:table-cell>
          <table:table-cell table:style-name="wkdvie-Linux-Command-Cheetsheet-Table.B2" office:value-type="string">
            <text:p text:style-name="P10">Add a variable permanently</text:p>
          </table:table-cell>
        </table:table-row>
        <table:table-row table:style-name="wkdvie-Linux-Command-Cheetsheet-Table.1">
          <table:table-cell table:style-name="wkdvie-Linux-Command-Cheetsheet-Table.A2" office:value-type="string">
            <text:p text:style-name="P10">export VARIABLE=value (or VARIABLE=value; export VARIABLE)</text:p>
          </table:table-cell>
          <table:table-cell table:style-name="wkdvie-Linux-Command-Cheetsheet-Table.B2" office:value-type="string">
            <text:p text:style-name="P10">Export a new variable value</text:p>
          </table:table-cell>
        </table:table-row>
        <table:table-row table:style-name="wkdvie-Linux-Command-Cheetsheet-Table.1">
          <table:table-cell table:style-name="wkdvie-Linux-Command-Cheetsheet-Table.A2" office:value-type="string">
            <text:p text:style-name="P75">history / <text:span text:style-name="T63">CTRL-R</text:span></text:p>
          </table:table-cell>
          <table:table-cell table:style-name="wkdvie-Linux-Command-Cheetsheet-Table.B2" office:value-type="string">
            <text:p text:style-name="P75">shows commands history / <text:span text:style-name="T63">enable intelligent search</text:span></text:p>
          </table:table-cell>
        </table:table-row>
        <table:table-row table:style-name="wkdvie-Linux-Command-Cheetsheet-Table.1">
          <table:table-cell table:style-name="wkdvie-Linux-Command-Cheetsheet-Table.A2" office:value-type="string">
            <text:p text:style-name="P76">chown</text:p>
          </table:table-cell>
          <table:table-cell table:style-name="wkdvie-Linux-Command-Cheetsheet-Table.B2" office:value-type="string">
            <text:p text:style-name="P10">Used to change user ownership of a file or directory</text:p>
          </table:table-cell>
        </table:table-row>
        <table:table-row table:style-name="wkdvie-Linux-Command-Cheetsheet-Table.1">
          <table:table-cell table:style-name="wkdvie-Linux-Command-Cheetsheet-Table.A2" office:value-type="string">
            <text:p text:style-name="P76">chmod</text:p>
          </table:table-cell>
          <table:table-cell table:style-name="wkdvie-Linux-Command-Cheetsheet-Table.B2" office:value-type="string">
            <text:p text:style-name="P10"><text:span text:style-name="Strong_20_Emphasis"><text:span text:style-name="T10">chmod</text:span></text:span> Used to change the permissions on the file, which can be done separately for <text:span text:style-name="Strong_20_Emphasis">owner</text:span>, <text:span text:style-name="Strong_20_Emphasis">group</text:span> and the rest of the <text:span text:style-name="Strong_20_Emphasis">world</text:span> (often named as <text:span text:style-name="Strong_20_Emphasis">other</text:span>)</text:p>
          </table:table-cell>
        </table:table-row>
        <table:table-row table:style-name="wkdvie-Linux-Command-Cheetsheet-Table.1">
          <table:table-cell table:style-name="wkdvie-Linux-Command-Cheetsheet-Table.A2" office:value-type="string">
            <text:p text:style-name="P76">chgrp</text:p>
          </table:table-cell>
          <table:table-cell table:style-name="wkdvie-Linux-Command-Cheetsheet-Table.B2" office:value-type="string">
            <text:p text:style-name="P10">Used to change group ownership</text:p>
          </table:table-cell>
        </table:table-row>
        <table:table-row table:style-name="wkdvie-Linux-Command-Cheetsheet-Table.1">
          <table:table-cell table:style-name="wkdvie-Linux-Command-Cheetsheet-Table.A2" office:value-type="string">
            <text:p text:style-name="P10">strings book1.xls | grep my_string</text:p>
          </table:table-cell>
          <table:table-cell table:style-name="wkdvie-Linux-Command-Cheetsheet-Table.B2" office:value-type="string">
            <text:p text:style-name="P10">search for the string my_string <text:span text:style-name="T67">in book1.xls</text:span></text:p>
          </table:table-cell>
        </table:table-row>
        <table:table-row table:style-name="wkdvie-Linux-Command-Cheetsheet-Table.1">
          <table:table-cell table:style-name="wkdvie-Linux-Command-Cheetsheet-Table.A2" office:value-type="string">
            <text:p text:style-name="P77">clear</text:p>
          </table:table-cell>
          <table:table-cell table:style-name="wkdvie-Linux-Command-Cheetsheet-Table.B2" office:value-type="string">
            <text:p text:style-name="P77">clear history</text:p>
          </table:table-cell>
        </table:table-row>
        <table:table-row table:style-name="wkdvie-Linux-Command-Cheetsheet-Table.1">
          <table:table-cell table:style-name="wkdvie-Linux-Command-Cheetsheet-Table.A2" office:value-type="string">
            <text:p text:style-name="P77"><text:span text:style-name="T70">ls &lt;filename&gt; and than </text:span>echo $?</text:p>
          </table:table-cell>
          <table:table-cell table:style-name="wkdvie-Linux-Command-Cheetsheet-Table.B2" office:value-type="string">
            <text:p text:style-name="P77">View <text:span text:style-name="T69">exit status</text:span> value <text:span text:style-name="T68">(0 is suceed, 2 mostly unsuceed)</text:span></text:p>
          </table:table-cell>
        </table:table-row>
        <table:table-row table:style-name="wkdvie-Linux-Command-Cheetsheet-Table.1">
          <table:table-cell table:style-name="wkdvie-Linux-Command-Cheetsheet-Table.A2" office:value-type="string">
            <text:p text:style-name="P10"/>
          </table:table-cell>
          <table:table-cell table:style-name="wkdvie-Linux-Command-Cheetsheet-Table.B2" office:value-type="string">
            <text:p text:style-name="P10"/>
          </table:table-cell>
        </table:table-row>
        <table:table-row table:style-name="wkdvie-Linux-Command-Cheetsheet-Table.1">
          <table:table-cell table:style-name="wkdvie-Linux-Command-Cheetsheet-Table.A2" office:value-type="string">
            <text:p text:style-name="P10"/>
          </table:table-cell>
          <table:table-cell table:style-name="wkdvie-Linux-Command-Cheetsheet-Table.B2" office:value-type="string">
            <text:p text:style-name="P10"/>
          </table:table-cell>
        </table:table-row>
        <table:table-row table:style-name="wkdvie-Linux-Command-Cheetsheet-Table.1">
          <table:table-cell table:style-name="wkdvie-Linux-Command-Cheetsheet-Table.A2" office:value-type="string">
            <text:p text:style-name="P10"/>
          </table:table-cell>
          <table:table-cell table:style-name="wkdvie-Linux-Command-Cheetsheet-Table.B2" office:value-type="string">
            <text:p text:style-name="P10"/>
          </table:table-cell>
        </table:table-row>
        <table:table-row table:style-name="wkdvie-Linux-Command-Cheetsheet-Table.1">
          <table:table-cell table:style-name="wkdvie-Linux-Command-Cheetsheet-Table.A2" office:value-type="string">
            <text:p text:style-name="P10"/>
          </table:table-cell>
          <table:table-cell table:style-name="wkdvie-Linux-Command-Cheetsheet-Table.B2" office:value-type="string">
            <text:p text:style-name="P10"/>
          </table:table-cell>
        </table:table-row>
        <table:table-row table:style-name="wkdvie-Linux-Command-Cheetsheet-Table.1">
          <table:table-cell table:style-name="wkdvie-Linux-Command-Cheetsheet-Table.A2" office:value-type="string">
            <text:p text:style-name="P10"/>
          </table:table-cell>
          <table:table-cell table:style-name="wkdvie-Linux-Command-Cheetsheet-Table.B2" office:value-type="string">
            <text:p text:style-name="P10"/>
          </table:table-cell>
        </table:table-row>
        <table:table-row table:style-name="wkdvie-Linux-Command-Cheetsheet-Table.1">
          <table:table-cell table:style-name="wkdvie-Linux-Command-Cheetsheet-Table.A2" office:value-type="string">
            <text:p text:style-name="P10"/>
          </table:table-cell>
          <table:table-cell table:style-name="wkdvie-Linux-Command-Cheetsheet-Table.B2" office:value-type="string">
            <text:p text:style-name="P10"/>
          </table:table-cell>
        </table:table-row>
        <table:table-row table:style-name="wkdvie-Linux-Command-Cheetsheet-Table.1">
          <table:table-cell table:style-name="wkdvie-Linux-Command-Cheetsheet-Table.A2" office:value-type="string">
            <text:p text:style-name="P10"/>
          </table:table-cell>
          <table:table-cell table:style-name="wkdvie-Linux-Command-Cheetsheet-Table.B2" office:value-type="string">
            <text:p text:style-name="P10"/>
          </table:table-cell>
        </table:table-row>
        <table:table-row table:style-name="wkdvie-Linux-Command-Cheetsheet-Table.1">
          <table:table-cell table:style-name="wkdvie-Linux-Command-Cheetsheet-Table.A2" office:value-type="string">
            <text:p text:style-name="P10"/>
          </table:table-cell>
          <table:table-cell table:style-name="wkdvie-Linux-Command-Cheetsheet-Table.B2" office:value-type="string">
            <text:p text:style-name="P10"/>
          </table:table-cell>
        </table:table-row>
      </table:table>
      <text:p text:style-name="P60"><text:soft-page-break/><text:s/></text:p>
      <text:p text:style-name="P61"/>
      <text:p text:style-name="P61"/>
      <text:p text:style-name="P61"/>
      <text:p text:style-name="P61"/>
      <text:p text:style-name="P61"/>
      <text:p text:style-name="P61"/>
      <text:p text:style-name="P83">Command Line S<text:span text:style-name="T64">h</text:span>ortcuts</text:p>
      <table:table table:name="Tabelle4" table:style-name="Tabelle4">
        <table:table-column table:style-name="Tabelle4.A"/>
        <table:table-column table:style-name="Tabelle4.B"/>
        <table:table-row table:style-name="TableLine93981240979952">
          <table:table-cell table:style-name="Tabelle4.A1" office:value-type="string">
            <text:p text:style-name="P84"><text:span text:style-name="Strong_20_Emphasis"><text:span text:style-name="T50">Keyboard Shortcut</text:span></text:span></text:p>
          </table:table-cell>
          <table:table-cell table:style-name="Tabelle4.A1" office:value-type="string">
            <text:p text:style-name="P84"><text:span text:style-name="Strong_20_Emphasis"><text:span text:style-name="T50">Task</text:span></text:span></text:p>
          </table:table-cell>
        </table:table-row>
        <table:table-row table:style-name="TableLine93981240979952">
          <table:table-cell table:style-name="Tabelle4.A2" office:value-type="string">
            <text:p text:style-name="Table_20_Contents"><text:span text:style-name="Strong_20_Emphasis"><text:span text:style-name="T11">CTRL-L</text:span></text:span></text:p>
          </table:table-cell>
          <table:table-cell table:style-name="Tabelle4.A2" office:value-type="string">
            <text:p text:style-name="P85">Clears the screen</text:p>
          </table:table-cell>
        </table:table-row>
        <table:table-row table:style-name="TableLine93981240979952">
          <table:table-cell table:style-name="Tabelle4.A2" office:value-type="string">
            <text:p text:style-name="Table_20_Contents"><text:span text:style-name="Strong_20_Emphasis"><text:span text:style-name="T11">CTRL-D</text:span></text:span></text:p>
          </table:table-cell>
          <table:table-cell table:style-name="Tabelle4.A2" office:value-type="string">
            <text:p text:style-name="P85">Exits the current shell</text:p>
          </table:table-cell>
        </table:table-row>
        <table:table-row table:style-name="TableLine93981240979952">
          <table:table-cell table:style-name="Tabelle4.A2" office:value-type="string">
            <text:p text:style-name="Table_20_Contents"><text:span text:style-name="Strong_20_Emphasis"><text:span text:style-name="T11">CTRL-Z</text:span></text:span></text:p>
          </table:table-cell>
          <table:table-cell table:style-name="Tabelle4.A2" office:value-type="string">
            <text:p text:style-name="P85">Puts the current process into suspended background</text:p>
          </table:table-cell>
        </table:table-row>
        <table:table-row table:style-name="TableLine93981240979952">
          <table:table-cell table:style-name="Tabelle4.A2" office:value-type="string">
            <text:p text:style-name="Table_20_Contents"><text:span text:style-name="Strong_20_Emphasis"><text:span text:style-name="T11">CTRL-C</text:span></text:span></text:p>
          </table:table-cell>
          <table:table-cell table:style-name="Tabelle4.A2" office:value-type="string">
            <text:p text:style-name="P85">Kills the current process</text:p>
          </table:table-cell>
        </table:table-row>
        <table:table-row table:style-name="TableLine93981240979952">
          <table:table-cell table:style-name="Tabelle4.A2" office:value-type="string">
            <text:p text:style-name="Table_20_Contents"><text:span text:style-name="Strong_20_Emphasis"><text:span text:style-name="T11">CTRL-H</text:span></text:span></text:p>
          </table:table-cell>
          <table:table-cell table:style-name="Tabelle4.A2" office:value-type="string">
            <text:p text:style-name="P85">Works the same as backspace</text:p>
          </table:table-cell>
        </table:table-row>
        <table:table-row table:style-name="TableLine93981240979952">
          <table:table-cell table:style-name="Tabelle4.A2" office:value-type="string">
            <text:p text:style-name="Table_20_Contents"><text:span text:style-name="Strong_20_Emphasis"><text:span text:style-name="T11">CTRL-A</text:span></text:span></text:p>
          </table:table-cell>
          <table:table-cell table:style-name="Tabelle4.A2" office:value-type="string">
            <text:p text:style-name="P85">Goes to the beginning of the line</text:p>
          </table:table-cell>
        </table:table-row>
        <table:table-row table:style-name="TableLine93981240979952">
          <table:table-cell table:style-name="Tabelle4.A2" office:value-type="string">
            <text:p text:style-name="Table_20_Contents"><text:span text:style-name="Strong_20_Emphasis"><text:span text:style-name="T11">CTRL-W</text:span></text:span></text:p>
          </table:table-cell>
          <table:table-cell table:style-name="Tabelle4.A2" office:value-type="string">
            <text:p text:style-name="P85">Deletes the word before the cursor</text:p>
          </table:table-cell>
        </table:table-row>
        <table:table-row table:style-name="TableLine93981240979952">
          <table:table-cell table:style-name="Tabelle4.A2" office:value-type="string">
            <text:p text:style-name="Table_20_Contents"><text:span text:style-name="Strong_20_Emphasis"><text:span text:style-name="T11">CTRL-U</text:span></text:span></text:p>
          </table:table-cell>
          <table:table-cell table:style-name="Tabelle4.A2" office:value-type="string">
            <text:p text:style-name="P85">Deletes from beginning of line to cursor position</text:p>
          </table:table-cell>
        </table:table-row>
        <table:table-row table:style-name="TableLine93981240979952">
          <table:table-cell table:style-name="Tabelle4.A2" office:value-type="string">
            <text:p text:style-name="Table_20_Contents"><text:span text:style-name="Strong_20_Emphasis"><text:span text:style-name="T11">CTRL-E</text:span></text:span></text:p>
          </table:table-cell>
          <table:table-cell table:style-name="Tabelle4.A2" office:value-type="string">
            <text:p text:style-name="P85">Goes to the end of the line</text:p>
          </table:table-cell>
        </table:table-row>
        <table:table-row table:style-name="TableLine93981240979952">
          <table:table-cell table:style-name="Tabelle4.A2" office:value-type="string">
            <text:p text:style-name="Table_20_Contents"><text:span text:style-name="Strong_20_Emphasis"><text:span text:style-name="T11">Tab</text:span></text:span></text:p>
          </table:table-cell>
          <table:table-cell table:style-name="Tabelle4.A2" office:value-type="string">
            <text:p text:style-name="P85">Auto-completes files, directories, and binaries</text:p>
          </table:table-cell>
        </table:table-row>
      </table:table>
      <text:p text:style-name="P61"/>
      <text:p text:style-name="P61"/>
      <text:p text:style-name="P82"/>
      <text:p text:style-name="P61"/>
      <text:p text:style-name="P61"/>
      <text:p text:style-name="P61"/>
      <table:table table:name="Tabelle3" table:style-name="Tabelle3">
        <table:table-column table:style-name="Tabelle3.A"/>
        <table:table-column table:style-name="Tabelle3.B"/>
        <table:table-column table:style-name="Tabelle3.C"/>
        <table:table-row table:style-name="TableLine93981085209280">
          <table:table-cell table:style-name="Tabelle3.A1" table:number-columns-spanned="3" office:value-type="string">
            <text:p text:style-name="P65"><text:span text:style-name="T52">Package Manager</text:span> </text:p>
          </table:table-cell>
          <table:covered-table-cell/>
          <table:covered-table-cell/>
        </table:table-row>
        <table:table-row table:style-name="TableLine93981093924656">
          <table:table-cell table:style-name="Tabelle3.A2" office:value-type="string">
            <text:p text:style-name="P63"><text:span text:style-name="Strong_20_Emphasis"><text:span text:style-name="T50">Operation</text:span></text:span></text:p>
          </table:table-cell>
          <table:table-cell table:style-name="Tabelle3.A2" office:value-type="string">
            <text:p text:style-name="P63"><text:span text:style-name="Strong_20_Emphasis"><text:span text:style-name="T50">rpm</text:span></text:span></text:p>
          </table:table-cell>
          <table:table-cell table:style-name="Tabelle3.A2" office:value-type="string">
            <text:p text:style-name="P63"><text:span text:style-name="Strong_20_Emphasis"><text:span text:style-name="T50">deb</text:span></text:span></text:p>
          </table:table-cell>
        </table:table-row>
        <table:table-row table:style-name="TableLine93981091486192">
          <table:table-cell table:style-name="Tabelle3.A3" office:value-type="string">
            <text:p text:style-name="P64">Install package</text:p>
          </table:table-cell>
          <table:table-cell table:style-name="Tabelle3.A3" office:value-type="string">
            <text:p text:style-name="Table_20_Contents"><text:span text:style-name="Strong_20_Emphasis"><text:span text:style-name="T11">rpm -i foo.rpm</text:span></text:span></text:p>
          </table:table-cell>
          <table:table-cell table:style-name="Tabelle3.A3" office:value-type="string">
            <text:p text:style-name="Table_20_Contents"><text:span text:style-name="Strong_20_Emphasis"><text:span text:style-name="T11">dpkg --install foo.deb</text:span></text:span></text:p>
          </table:table-cell>
        </table:table-row>
        <table:table-row table:style-name="TableLine93981091487728">
          <table:table-cell table:style-name="Tabelle3.A3" office:value-type="string">
            <text:p text:style-name="P64">Install package, dependencies</text:p>
          </table:table-cell>
          <table:table-cell table:style-name="Tabelle3.A3" office:value-type="string">
            <text:p text:style-name="Table_20_Contents"><text:span text:style-name="Strong_20_Emphasis"><text:span text:style-name="T11">dnf install foo</text:span></text:span></text:p>
          </table:table-cell>
          <table:table-cell table:style-name="Tabelle3.A3" office:value-type="string">
            <text:p text:style-name="Table_20_Contents"><text:span text:style-name="Strong_20_Emphasis"><text:span text:style-name="T11">apt-get install foo</text:span></text:span></text:p>
          </table:table-cell>
        </table:table-row>
        <table:table-row table:style-name="TableLine93981091488064">
          <table:table-cell table:style-name="Tabelle3.A3" office:value-type="string">
            <text:p text:style-name="P64">Remove package</text:p>
          </table:table-cell>
          <table:table-cell table:style-name="Tabelle3.A3" office:value-type="string">
            <text:p text:style-name="Table_20_Contents"><text:span text:style-name="Strong_20_Emphasis"><text:span text:style-name="T11">rpm -e foo.rpm</text:span></text:span></text:p>
          </table:table-cell>
          <table:table-cell table:style-name="Tabelle3.A3" office:value-type="string">
            <text:p text:style-name="Table_20_Contents"><text:span text:style-name="Strong_20_Emphasis"><text:span text:style-name="T11">dpkg --remove foo.deb</text:span></text:span></text:p>
          </table:table-cell>
        </table:table-row>
        <table:table-row table:style-name="TableLine93981091488400">
          <table:table-cell table:style-name="Tabelle3.A3" office:value-type="string">
            <text:p text:style-name="P64">Remove package, dependencies</text:p>
          </table:table-cell>
          <table:table-cell table:style-name="Tabelle3.A3" office:value-type="string">
            <text:p text:style-name="Table_20_Contents"><text:span text:style-name="Strong_20_Emphasis"><text:span text:style-name="T11">dnf remove foo</text:span></text:span></text:p>
          </table:table-cell>
          <table:table-cell table:style-name="Tabelle3.A3" office:value-type="string">
            <text:p text:style-name="Table_20_Contents"><text:span text:style-name="Strong_20_Emphasis"><text:span text:style-name="T11">apt-get autoremove foo</text:span></text:span></text:p>
          </table:table-cell>
        </table:table-row>
        <table:table-row table:style-name="TableLine93981091638720">
          <table:table-cell table:style-name="Tabelle3.A3" office:value-type="string">
            <text:p text:style-name="P64">Update package</text:p>
          </table:table-cell>
          <table:table-cell table:style-name="Tabelle3.A3" office:value-type="string">
            <text:p text:style-name="Table_20_Contents"><text:span text:style-name="Strong_20_Emphasis"><text:span text:style-name="T11">rpm -U foo.rpm</text:span></text:span></text:p>
          </table:table-cell>
          <table:table-cell table:style-name="Tabelle3.A3" office:value-type="string">
            <text:p text:style-name="Table_20_Contents"><text:span text:style-name="Strong_20_Emphasis"><text:span text:style-name="T11">dpkg --install foo.deb</text:span></text:span></text:p>
          </table:table-cell>
        </table:table-row>
        <table:table-row table:style-name="TableLine93980998136064">
          <table:table-cell table:style-name="Tabelle3.A3" office:value-type="string">
            <text:p text:style-name="P64">Update package, dependencies</text:p>
          </table:table-cell>
          <table:table-cell table:style-name="Tabelle3.A3" office:value-type="string">
            <text:p text:style-name="Table_20_Contents"><text:span text:style-name="Strong_20_Emphasis"><text:span text:style-name="T11">dnf update foo</text:span></text:span></text:p>
          </table:table-cell>
          <table:table-cell table:style-name="Tabelle3.A3" office:value-type="string">
            <text:p text:style-name="Table_20_Contents"><text:span text:style-name="Strong_20_Emphasis"><text:span text:style-name="T11">apt-get install foo</text:span></text:span></text:p>
          </table:table-cell>
        </table:table-row>
        <table:table-row table:style-name="TableLine93981095270416">
          <table:table-cell table:style-name="Tabelle3.A3" office:value-type="string">
            <text:p text:style-name="P64">Update entire system</text:p>
          </table:table-cell>
          <table:table-cell table:style-name="Tabelle3.A3" office:value-type="string">
            <text:p text:style-name="Table_20_Contents"><text:span text:style-name="Strong_20_Emphasis"><text:span text:style-name="T11">dnf update</text:span></text:span></text:p>
          </table:table-cell>
          <table:table-cell table:style-name="Tabelle3.A3" office:value-type="string">
            <text:p text:style-name="Table_20_Contents"><text:span text:style-name="Strong_20_Emphasis"><text:span text:style-name="T11">apt-get dist-upgrade</text:span></text:span></text:p>
          </table:table-cell>
        </table:table-row>
        <table:table-row table:style-name="TableLine93981091488688">
          <table:table-cell table:style-name="Tabelle3.A3" office:value-type="string">
            <text:p text:style-name="P64">Show all installed packages</text:p>
          </table:table-cell>
          <table:table-cell table:style-name="Tabelle3.A3" office:value-type="string">
            <text:p text:style-name="Table_20_Contents"><text:span text:style-name="Strong_20_Emphasis"><text:span text:style-name="T11">rpm -qa</text:span></text:span><text:span text:style-name="T51"> or </text:span><text:span text:style-name="Strong_20_Emphasis"><text:span text:style-name="T11">dnf list </text:span></text:span><text:soft-page-break/><text:span text:style-name="Strong_20_Emphasis"><text:span text:style-name="T11">installed</text:span></text:span></text:p>
          </table:table-cell>
          <table:table-cell table:style-name="Tabelle3.A3" office:value-type="string">
            <text:p text:style-name="Table_20_Contents"><text:span text:style-name="Strong_20_Emphasis"><text:span text:style-name="T11">dpkg --list</text:span></text:span></text:p>
          </table:table-cell>
        </table:table-row>
        <table:table-row table:style-name="TableLine93981095375184">
          <table:table-cell table:style-name="Tabelle3.A3" office:value-type="string">
            <text:p text:style-name="P64">Get information on package</text:p>
          </table:table-cell>
          <table:table-cell table:style-name="Tabelle3.A3" office:value-type="string">
            <text:p text:style-name="Table_20_Contents"><text:span text:style-name="Strong_20_Emphasis"><text:span text:style-name="T11">rpm -qil foo</text:span></text:span></text:p>
          </table:table-cell>
          <table:table-cell table:style-name="Tabelle3.A3" office:value-type="string">
            <text:p text:style-name="Table_20_Contents"><text:span text:style-name="Strong_20_Emphasis"><text:span text:style-name="T11">dpkg --listfiles foo</text:span></text:span></text:p>
          </table:table-cell>
        </table:table-row>
        <table:table-row table:style-name="TableLine93981095165360">
          <table:table-cell table:style-name="Tabelle3.A3" office:value-type="string">
            <text:p text:style-name="P63"><text:span text:style-name="T51">Show packages named </text:span><text:span text:style-name="Strong_20_Emphasis"><text:span text:style-name="T11">foo</text:span></text:span></text:p>
          </table:table-cell>
          <table:table-cell table:style-name="Tabelle3.A3" office:value-type="string">
            <text:p text:style-name="Table_20_Contents"><text:span text:style-name="Strong_20_Emphasis"><text:span text:style-name="T11">dnf list "foo"</text:span></text:span></text:p>
          </table:table-cell>
          <table:table-cell table:style-name="Tabelle3.A3" office:value-type="string">
            <text:p text:style-name="Table_20_Contents"><text:span text:style-name="Strong_20_Emphasis"><text:span text:style-name="T11">apt-cache search foo</text:span></text:span></text:p>
          </table:table-cell>
        </table:table-row>
        <table:table-row table:style-name="TableLine93981093874736">
          <table:table-cell table:style-name="Tabelle3.A3" office:value-type="string">
            <text:p text:style-name="P64">Show all available packages</text:p>
          </table:table-cell>
          <table:table-cell table:style-name="Tabelle3.A3" office:value-type="string">
            <text:p text:style-name="Table_20_Contents"><text:span text:style-name="Strong_20_Emphasis"><text:span text:style-name="T11">dnf list</text:span></text:span></text:p>
          </table:table-cell>
          <table:table-cell table:style-name="Tabelle3.A3" office:value-type="string">
            <text:p text:style-name="Table_20_Contents"><text:span text:style-name="Strong_20_Emphasis"><text:span text:style-name="T11">apt-cache dumpavail foo</text:span></text:span></text:p>
          </table:table-cell>
        </table:table-row>
        <table:table-row table:style-name="TableLine93981093875680">
          <table:table-cell table:style-name="Tabelle3.A3" office:value-type="string">
            <text:p text:style-name="P63"><text:span text:style-name="T51">What package is </text:span><text:span text:style-name="Strong_20_Emphasis"><text:span text:style-name="T11">file</text:span></text:span><text:span text:style-name="T51"> part of?</text:span></text:p>
          </table:table-cell>
          <table:table-cell table:style-name="Tabelle3.A3" office:value-type="string">
            <text:p text:style-name="Table_20_Contents"><text:span text:style-name="Strong_20_Emphasis"><text:span text:style-name="T11">rpm -qf file</text:span></text:span></text:p>
          </table:table-cell>
          <table:table-cell table:style-name="Tabelle3.A3" office:value-type="string">
            <text:p text:style-name="Table_20_Contents"><text:span text:style-name="Strong_20_Emphasis"><text:span text:style-name="T11">dpkg --search file</text:span></text:span></text:p>
          </table:table-cell>
        </table:table-row>
      </table:table>
      <text:p text:style-name="P61"/>
      <text:p text:style-name="P61"/>
      <text:p text:style-name="P61"/>
      <table:table table:name="Tabelle1" table:style-name="Tabelle1" table:template-name="Default Style">
        <table:table-column table:style-name="Tabelle1.A"/>
        <table:table-column table:style-name="Tabelle1.B"/>
        <table:table-row table:style-name="TableLine93981093877744">
          <table:table-cell table:style-name="Tabelle1.A1" table:number-columns-spanned="2" office:value-type="string">
            <text:p text:style-name="P57"><text:span text:style-name="T24">OS S</text:span><text:span text:style-name="T23">hutdown</text:span></text:p>
          </table:table-cell>
          <table:covered-table-cell/>
        </table:table-row>
        <table:table-row table:style-name="Tabelle1.2">
          <table:table-cell table:style-name="Tabelle1.A2" office:value-type="string">
            <text:p text:style-name="P55"><text:span text:style-name="T20">S</text:span><text:span text:style-name="T21">y</text:span><text:span text:style-name="T20">ntax</text:span></text:p>
          </table:table-cell>
          <table:table-cell table:style-name="Tabelle1.B2" office:value-type="string">
            <text:p text:style-name="P8"><text:span text:style-name="T26"><text:s/></text:span><text:span text:style-name="Source_20_Text"><text:span text:style-name="T27">shutdown [OPTIONS] [TIME] [MESSAGE]</text:span></text:span></text:p>
          </table:table-cell>
        </table:table-row>
        <table:table-row table:style-name="TableLine93980997104688">
          <table:table-cell table:style-name="Tabelle1.A2" office:value-type="string">
            <text:p text:style-name="P5"><text:span text:style-name="Source_20_Text"><text:span text:style-name="T29">sudo </text:span></text:span><text:span text:style-name="Source_20_Text"><text:span text:style-name="T28">shutdown</text:span></text:span></text:p>
          </table:table-cell>
          <table:table-cell table:style-name="Tabelle1.B2" office:value-type="string">
            <text:p text:style-name="P5"><text:span text:style-name="Source_20_Text"><text:span text:style-name="T33">shutdown in 1 minute</text:span></text:span></text:p>
          </table:table-cell>
        </table:table-row>
        <table:table-row table:style-name="Tabelle1.2">
          <table:table-cell table:style-name="Tabelle1.A2" office:value-type="string">
            <text:p text:style-name="P5"><text:span text:style-name="Source_20_Text"><text:span text:style-name="T29">sudo shutdown no</text:span></text:span><text:span text:style-name="Source_20_Text"><text:span text:style-name="T30">w</text:span></text:span></text:p>
          </table:table-cell>
          <table:table-cell table:style-name="Tabelle1.B2" office:value-type="string">
            <text:p text:style-name="P5"><text:span text:style-name="Source_20_Text"><text:span text:style-name="T33">shutdown immediately</text:span></text:span></text:p>
          </table:table-cell>
        </table:table-row>
        <table:table-row table:style-name="TableLine93980997105936">
          <table:table-cell table:style-name="Tabelle1.A2" office:value-type="string">
            <text:p text:style-name="P5"><text:span text:style-name="Source_20_Text"><text:span text:style-name="T29">sudo shutdown 10:0</text:span></text:span><text:span text:style-name="Source_20_Text"><text:span text:style-name="T30">0</text:span></text:span></text:p>
          </table:table-cell>
          <table:table-cell table:style-name="Tabelle1.B2" office:value-type="string">
            <text:p text:style-name="P5"><text:span text:style-name="Source_20_Text"><text:span text:style-name="T33">shutdown at 10 AM</text:span></text:span></text:p>
          </table:table-cell>
        </table:table-row>
        <table:table-row table:style-name="Tabelle1.2">
          <table:table-cell table:style-name="Tabelle1.A2" office:value-type="string">
            <text:p text:style-name="P5"><text:span text:style-name="Source_20_Text"><text:span text:style-name="T29">sudo shutdown +30</text:span></text:span></text:p>
          </table:table-cell>
          <table:table-cell table:style-name="Tabelle1.B2" office:value-type="string">
            <text:p text:style-name="P5"><text:span text:style-name="Source_20_Text"><text:span text:style-name="T33">shutdown in 30 Minutes</text:span></text:span></text:p>
          </table:table-cell>
        </table:table-row>
        <table:table-row table:style-name="TableLine93980997107184">
          <table:table-cell table:style-name="Tabelle1.A2" office:value-type="string">
            <text:p text:style-name="P5"><text:span text:style-name="Source_20_Text"><text:span text:style-name="T29">sudo shutdown -</text:span></text:span><text:span text:style-name="Source_20_Text"><text:span text:style-name="T31">h</text:span></text:span></text:p>
          </table:table-cell>
          <table:table-cell table:style-name="Tabelle1.B2" office:value-type="string">
            <text:p text:style-name="P5"><text:span text:style-name="Source_20_Text"><text:span text:style-name="T34">halt system</text:span></text:span></text:p>
          </table:table-cell>
        </table:table-row>
        <table:table-row table:style-name="TableLine93981095166096">
          <table:table-cell table:style-name="Tabelle1.A2" office:value-type="string">
            <text:p text:style-name="P5"><text:span text:style-name="Source_20_Text"><text:span text:style-name="T29">sudo shutdown -</text:span></text:span><text:span text:style-name="Source_20_Text"><text:span text:style-name="T32">r now</text:span></text:span></text:p>
          </table:table-cell>
          <table:table-cell table:style-name="Tabelle1.B2" office:value-type="string">
            <text:p text:style-name="P5"><text:span text:style-name="Source_20_Text"><text:span text:style-name="T35">restart immediately</text:span></text:span></text:p>
          </table:table-cell>
        </table:table-row>
        <table:table-row table:style-name="TableLine93981095166832">
          <table:table-cell table:style-name="Tabelle1.A2" office:value-type="string">
            <text:p text:style-name="P5"><text:span text:style-name="Source_20_Text"><text:span text:style-name="T29">sudo shutdown -</text:span></text:span><text:span text:style-name="Source_20_Text"><text:span text:style-name="T32">r </text:span></text:span><text:span text:style-name="Source_20_Text"><text:span text:style-name="T29">10:00</text:span></text:span><text:span text:style-name="Source_20_Text"><text:span text:style-name="T33"> </text:span></text:span></text:p>
          </table:table-cell>
          <table:table-cell table:style-name="Tabelle1.B2" office:value-type="string">
            <text:p text:style-name="P5"><text:span text:style-name="Source_20_Text"><text:span text:style-name="T35">restart</text:span></text:span><text:span text:style-name="Source_20_Text"><text:span text:style-name="T33"> at 10 AM</text:span></text:span></text:p>
          </table:table-cell>
        </table:table-row>
        <table:table-row table:style-name="TableLine93981095167568">
          <table:table-cell table:style-name="Tabelle1.A2" office:value-type="string">
            <text:p text:style-name="P5"><text:span text:style-name="Source_20_Text"><text:span text:style-name="T29">sudo </text:span></text:span><text:span text:style-name="Source_20_Text"><text:span text:style-name="T32">shutdown -</text:span></text:span><text:span text:style-name="Source_20_Text"><text:span text:style-name="T30">c</text:span></text:span><text:span text:style-name="Source_20_Text"><text:span text:style-name="T35"> </text:span></text:span></text:p>
          </table:table-cell>
          <table:table-cell table:style-name="Tabelle1.B2" office:value-type="string">
            <text:p text:style-name="P5"><text:span text:style-name="Source_20_Text"><text:span text:style-name="T35">cancel </text:span></text:span><text:span text:style-name="Source_20_Text"><text:span text:style-name="T33">shutdown</text:span></text:span></text:p>
          </table:table-cell>
        </table:table-row>
        <table:table-row table:style-name="Tabelle1.2">
          <table:table-cell table:style-name="Tabelle1.A2" office:value-type="string">
            <text:p text:style-name="P6"><text:span text:style-name="Source_20_Text"><text:span text:style-name="T29">date -d @`cat /run/systemd/shutdown/scheduled | head -n 1 | cut -c6-15` </text:span></text:span></text:p>
          </table:table-cell>
          <table:table-cell table:style-name="Tabelle1.B2" office:value-type="string">
            <text:p text:style-name="P6"><text:span text:style-name="Source_20_Text"><text:span text:style-name="T35">check scheduled shutdown</text:span></text:span></text:p>
          </table:table-cell>
        </table:table-row>
      </table:table>
      <text:p text:style-name="P1"/>
      <text:p text:style-name="P1"/>
      <text:p text:style-name="P1"/>
      <text:p text:style-name="P1"/>
      <text:p text:style-name="P1"/>
      <text:p text:style-name="P1"/>
      <text:p text:style-name="P1"/>
      <text:p text:style-name="P1"><text:soft-page-break/></text:p>
      <table:table table:name="Tabelle5" table:style-name="Tabelle5" table:template-name="Default Style">
        <table:table-column table:style-name="Tabelle5.A" table:number-columns-repeated="2"/>
        <table:table-row table:style-name="TableLine93981322239024">
          <table:table-cell table:style-name="Tabelle5.A1" table:number-columns-spanned="2" office:value-type="string">
            <text:p text:style-name="P87">Text Manipulation</text:p>
          </table:table-cell>
          <table:covered-table-cell/>
        </table:table-row>
        <table:table-row table:style-name="Tabelle5.2">
          <table:table-cell table:style-name="Tabelle5.A2" office:value-type="string">
            <text:p text:style-name="P48"><text:span text:style-name="Strong_20_Emphasis">cat file1 file2</text:span></text:p>
          </table:table-cell>
          <table:table-cell table:style-name="Tabelle5.B2" office:value-type="string">
            <text:p text:style-name="P48">Concatenate multiple files and display the output; i.e. the entire content of the first file is followed by that of the second file</text:p>
          </table:table-cell>
        </table:table-row>
        <table:table-row table:style-name="Tabelle5.2">
          <table:table-cell table:style-name="Tabelle5.A2" office:value-type="string">
            <text:p text:style-name="P48"><text:span text:style-name="Strong_20_Emphasis">cat file1 file2 &gt; newfile</text:span></text:p>
          </table:table-cell>
          <table:table-cell table:style-name="Tabelle5.B2" office:value-type="string">
            <text:p text:style-name="P48">Combine multiple files and save the output into a new file</text:p>
          </table:table-cell>
        </table:table-row>
        <table:table-row table:style-name="Tabelle5.2">
          <table:table-cell table:style-name="Tabelle5.A2" office:value-type="string">
            <text:p text:style-name="P48"><text:span text:style-name="Strong_20_Emphasis">cat file &gt;&gt; existingfile</text:span></text:p>
          </table:table-cell>
          <table:table-cell table:style-name="Tabelle5.B2" office:value-type="string">
            <text:p text:style-name="P48">Append a file to the end of an existing file</text:p>
          </table:table-cell>
        </table:table-row>
        <table:table-row table:style-name="Tabelle5.2">
          <table:table-cell table:style-name="Tabelle5.A2" office:value-type="string">
            <text:p text:style-name="P48"><text:span text:style-name="Strong_20_Emphasis">cat &gt; file</text:span></text:p>
          </table:table-cell>
          <table:table-cell table:style-name="Tabelle5.B2" office:value-type="string">
            <text:p text:style-name="P48">Any subsequent lines typed will go into the file, until <text:span text:style-name="Strong_20_Emphasis">CTRL-D</text:span> is typed</text:p>
          </table:table-cell>
        </table:table-row>
        <table:table-row table:style-name="Tabelle5.2">
          <table:table-cell table:style-name="Tabelle5.A2" office:value-type="string">
            <text:p text:style-name="P48"><text:span text:style-name="Strong_20_Emphasis">cat &gt;&gt; file</text:span></text:p>
          </table:table-cell>
          <table:table-cell table:style-name="Tabelle5.B2" office:value-type="string">
            <text:p text:style-name="P48">Any subsequent lines are appended to the file, until <text:span text:style-name="Strong_20_Emphasis">CTRL-D</text:span> is typed</text:p>
          </table:table-cell>
        </table:table-row>
        <table:table-row table:style-name="TableLine93981322239024">
          <table:table-cell table:style-name="Tabelle5.A2" office:value-type="string">
            <text:p text:style-name="P48"><text:span text:style-name="Strong_20_Emphasis"><text:span text:style-name="T11">echo string &gt; newfile</text:span></text:span></text:p>
          </table:table-cell>
          <table:table-cell table:style-name="Tabelle5.B2" office:value-type="string">
            <text:p text:style-name="P48"><text:span text:style-name="Strong_20_Emphasis"><text:span text:style-name="T11">echo string &gt; newfile</text:span></text:span></text:p>
          </table:table-cell>
        </table:table-row>
        <table:table-row table:style-name="TableLine93981322239024">
          <table:table-cell table:style-name="Tabelle5.A2" office:value-type="string">
            <text:p text:style-name="P48"><text:span text:style-name="Strong_20_Emphasis"><text:span text:style-name="T11">echo string &gt;&gt; existingfile</text:span></text:span></text:p>
          </table:table-cell>
          <table:table-cell table:style-name="Tabelle5.B2" office:value-type="string">
            <text:p text:style-name="P48"><text:span text:style-name="Strong_20_Emphasis"><text:span text:style-name="T11">echo string &gt;&gt; existingfile</text:span></text:span></text:p>
          </table:table-cell>
        </table:table-row>
        <table:table-row table:style-name="TableLine93981322239024">
          <table:table-cell table:style-name="Tabelle5.A2" office:value-type="string">
            <text:p text:style-name="P48"><text:span text:style-name="Strong_20_Emphasis"><text:span text:style-name="T11">echo $variable</text:span></text:span></text:p>
          </table:table-cell>
          <table:table-cell table:style-name="Tabelle5.B2" office:value-type="string">
            <text:p text:style-name="P48"><text:span text:style-name="Strong_20_Emphasis"><text:span text:style-name="T11">echo $variable</text:span></text:span></text:p>
          </table:table-cell>
        </table:table-row>
        <table:table-row table:style-name="TableLine93981322239024">
          <table:table-cell table:style-name="Tabelle5.A2" office:value-type="string">
            <text:p text:style-name="P88">less &lt;file&gt; or cat &lt;file&gt; | less</text:p>
          </table:table-cell>
          <table:table-cell table:style-name="Tabelle5.B2" office:value-type="string">
            <text:p text:style-name="P86"><text:span text:style-name="T66">V</text:span>iew the contents of large file<text:span text:style-name="T65">s</text:span>, scrolling up and down page by page, without the system having to place the entire file in memory before starting. </text:p>
          </table:table-cell>
        </table:table-row>
        <table:table-row table:style-name="TableLine93981322239024">
          <table:table-cell table:style-name="Tabelle5.A2" office:value-type="string">
            <text:p text:style-name="P89">head or head -n <text:span text:style-name="T41">/path/…</text:span></text:p>
          </table:table-cell>
          <table:table-cell table:style-name="Tabelle5.B2" office:value-type="string">
            <text:p text:style-name="P93"><text:span text:style-name="Strong_20_Emphasis"><text:span text:style-name="T10">head</text:span></text:span> reads the first few lines of each named file (10 by default) and displays it on standard output. You can give a different number of lines in option -<text:span text:style-name="T66">n.</text:span></text:p>
          </table:table-cell>
        </table:table-row>
        <table:table-row table:style-name="TableLine93981322239024">
          <table:table-cell table:style-name="Tabelle5.A2" office:value-type="string">
            <text:p text:style-name="P86"><text:span text:style-name="Strong_20_Emphasis"><text:span text:style-name="T61">tail -f somefile.log</text:span></text:span></text:p>
          </table:table-cell>
          <table:table-cell table:style-name="Tabelle5.B2" office:value-type="string">
            <text:p text:style-name="P90">tail work same as head. The left command will continuously display any new lines of output in somefile.log as soon as they appear. Thus, it enables you to monitor any current activity that is being reported and recorded.</text:p>
          </table:table-cell>
        </table:table-row>
        <table:table-row table:style-name="TableLine93981322239024">
          <table:table-cell table:style-name="Tabelle5.A2" office:value-type="string">
            <text:p text:style-name="P48"><text:span text:style-name="Strong_20_Emphasis"><text:span text:style-name="T62">grep [pattern] &lt;filename&gt;</text:span></text:span></text:p>
          </table:table-cell>
          <table:table-cell table:style-name="Tabelle5.B2" office:value-type="string">
            <text:p text:style-name="P48">Search for a pattern in a file and print all matching lines</text:p>
          </table:table-cell>
        </table:table-row>
        <table:table-row table:style-name="TableLine93981322239024">
          <table:table-cell table:style-name="Tabelle5.A2" office:value-type="string">
            <text:p text:style-name="P48"><text:span text:style-name="Strong_20_Emphasis"><text:span text:style-name="T62">grep -v [pattern] &lt;filename&gt;</text:span></text:span></text:p>
          </table:table-cell>
          <table:table-cell table:style-name="Tabelle5.B2" office:value-type="string">
            <text:p text:style-name="P48"><text:span text:style-name="T51">Print all lines that do</text:span><text:span text:style-name="Strong_20_Emphasis"><text:span text:style-name="T51"> not</text:span></text:span><text:span text:style-name="T51"> match the pattern</text:span></text:p>
          </table:table-cell>
        </table:table-row>
        <table:table-row table:style-name="Tabelle5.2">
          <table:table-cell table:style-name="Tabelle5.A2" office:value-type="string">
            <text:p text:style-name="P48"><text:span text:style-name="Strong_20_Emphasis"><text:span text:style-name="T62">grep [0-9] &lt;filename&gt;</text:span></text:span></text:p>
          </table:table-cell>
          <table:table-cell table:style-name="Tabelle5.B2" office:value-type="string">
            <text:p text:style-name="P48"><text:span text:style-name="T51">Print the lines that contain the numbers </text:span><text:span text:style-name="Strong_20_Emphasis"><text:span text:style-name="T11">0</text:span></text:span><text:span text:style-name="T51"> through </text:span><text:span text:style-name="Strong_20_Emphasis"><text:span text:style-name="T11">9</text:span></text:span></text:p>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ext:soft-page-break/>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
          </table:table-cell>
          <table:table-cell table:style-name="Tabelle5.B2" office:value-type="string">
            <text:p text:style-name="P48"/>
          </table:table-cell>
        </table:table-row>
        <table:table-row table:style-name="TableLine93981322239024">
          <table:table-cell table:style-name="Tabelle5.A2" office:value-type="string">
            <text:p text:style-name="P48"><text:span text:style-name="Strong_20_Emphasis"><text:span text:style-name="T62">grep -C 3 [pattern] &lt;filename&gt;</text:span></text:span></text:p>
          </table:table-cell>
          <table:table-cell table:style-name="Tabelle5.B2" office:value-type="string">
            <text:p text:style-name="P48">Print context of lines (specified number of lines above and below the pattern) for matching the pattern. Here, the number of lines is specified as 3</text:p>
          </table:table-cell>
        </table:table-row>
      </table:table>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2" table:style-name="Tabelle2" table:template-name="Default Style">
        <table:table-column table:style-name="Tabelle2.A"/>
        <table:table-column table:style-name="Tabelle2.B"/>
        <table:table-row table:style-name="TableLine93980997149968">
          <table:table-cell table:style-name="Tabelle2.A1" table:number-columns-spanned="2" office:value-type="string">
            <text:p text:style-name="P48"/>
            <text:p text:style-name="P7"><text:span text:style-name="T5">M</text:span><text:span text:style-name="T6">y</text:span><text:span text:style-name="T5"> Linux </text:span>Dictionary</text:p>
          </table:table-cell>
          <table:covered-table-cell/>
        </table:table-row>
        <table:table-row table:style-name="Tabelle2.2">
          <table:table-cell table:style-name="Tabelle2.A2" office:value-type="string">
            <text:p text:style-name="P12"><text:span text:style-name="T4">u</text:span><text:span text:style-name="T3">dev</text:span></text:p>
          </table:table-cell>
          <table:table-cell table:style-name="Tabelle2.B2" office:value-type="string">
            <text:p text:style-name="P8"><text:span text:style-name="T38">U</text:span>ser-<text:span text:style-name="T38">De</text:span>vice</text:p>
          </table:table-cell>
        </table:table-row>
        <table:table-row table:style-name="TableLine93980997199712">
          <table:table-cell table:style-name="Tabelle2.A2" office:value-type="string">
            <text:p text:style-name="P12">bash</text:p>
          </table:table-cell>
          <table:table-cell table:style-name="Tabelle2.B2" office:value-type="string">
            <text:p text:style-name="P8">GNU-Bourne Again Shell</text:p>
          </table:table-cell>
        </table:table-row>
        <table:table-row table:style-name="TableLine93981093925392">
          <table:table-cell table:style-name="Tabelle2.A2" office:value-type="string">
            <text:p text:style-name="P12">usr</text:p>
          </table:table-cell>
          <table:table-cell table:style-name="Tabelle2.B2" office:value-type="string">
            <text:p text:style-name="P8"><text:span text:style-name="T38">U</text:span>ser</text:p>
          </table:table-cell>
        </table:table-row>
        <table:table-row table:style-name="TableLine93980997127296">
          <table:table-cell table:style-name="Tabelle2.A2" office:value-type="string">
            <text:p text:style-name="P12">SUPER-Key</text:p>
          </table:table-cell>
          <table:table-cell table:style-name="Tabelle2.B2" office:value-type="string">
            <text:p text:style-name="P8"><text:span text:style-name="T38">Keyboard </text:span>Windows-Key</text:p>
          </table:table-cell>
        </table:table-row>
        <table:table-row table:style-name="TableLine93980997128032">
          <table:table-cell table:style-name="Tabelle2.A2" office:value-type="string">
            <text:p text:style-name="P12">Nautilus</text:p>
          </table:table-cell>
          <table:table-cell table:style-name="Tabelle2.B2" office:value-type="string">
            <text:p text:style-name="P8">Default File manager</text:p>
          </table:table-cell>
        </table:table-row>
        <table:table-row table:style-name="TableLine93980997128768">
          <table:table-cell table:style-name="Tabelle2.A2" office:value-type="string">
            <text:p text:style-name="P12">gedit</text:p>
          </table:table-cell>
          <table:table-cell table:style-name="Tabelle2.B2" office:value-type="string">
            <text:p text:style-name="P8">GNOME Default text editor</text:p>
          </table:table-cell>
        </table:table-row>
        <table:table-row table:style-name="TableLine93980997147024">
          <table:table-cell table:style-name="Tabelle2.A2" office:value-type="string">
            <text:p text:style-name="P12">dpkg</text:p>
          </table:table-cell>
          <table:table-cell table:style-name="Tabelle2.B2" office:value-type="string">
            <text:p text:style-name="P8"><text:span text:style-name="T38">P</text:span>ackage <text:span text:style-name="T38">M</text:span>anager</text:p>
          </table:table-cell>
        </table:table-row>
        <table:table-row table:style-name="TableLine93980997147760">
          <table:table-cell table:style-name="Tabelle2.A2" office:value-type="string">
            <text:p text:style-name="P12">apt</text:p>
          </table:table-cell>
          <table:table-cell table:style-name="Tabelle2.B2" office:value-type="string">
            <text:p text:style-name="P8">Advanced-package-tool <text:span text:style-name="T38">(Debian based OS)</text:span></text:p>
          </table:table-cell>
        </table:table-row>
        <table:table-row table:style-name="TableLine93980997148496">
          <table:table-cell table:style-name="Tabelle2.A2" office:value-type="string">
            <text:p text:style-name="P12">rpm</text:p>
          </table:table-cell>
          <table:table-cell table:style-name="Tabelle2.B2" office:value-type="string">
            <text:p text:style-name="P12">Red-hat-package-manager <text:span text:style-name="T38">(Red Hat based OS)</text:span></text:p>
          </table:table-cell>
        </table:table-row>
        <table:table-row table:style-name="TableLine93980995731776">
          <table:table-cell table:style-name="Tabelle2.A2" office:value-type="string">
            <text:p text:style-name="P12"><text:span text:style-name="T3">yast</text:span> </text:p>
          </table:table-cell>
          <table:table-cell table:style-name="Tabelle2.B2" office:value-type="string">
            <text:p text:style-name="P12">Yet-another-setup-tool pc<text:span text:style-name="T38">k</text:span>ge manager <text:span text:style-name="T38">(Open Suse based OS)</text:span> </text:p>
          </table:table-cell>
        </table:table-row>
        <table:table-row table:style-name="Tabelle2.2">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ext:soft-page-break/>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1027616">
          <table:table-cell table:style-name="Tabelle2.A2" office:value-type="string">
            <text:p text:style-name="P12"/>
          </table:table-cell>
          <table:table-cell table:style-name="Tabelle2.B2" office:value-type="string">
            <text:p text:style-name="P12"/>
          </table:table-cell>
        </table:table-row>
        <table:table-row table:style-name="TableLine93981092735744">
          <table:table-cell table:style-name="Tabelle2.A2" office:value-type="string">
            <text:p text:style-name="P12"/>
          </table:table-cell>
          <table:table-cell table:style-name="Tabelle2.B2" office:value-type="string">
            <text:p text:style-name="P12"/>
          </table:table-cell>
        </table:table-row>
        <table:table-row table:style-name="TableLine93981092736528">
          <table:table-cell table:style-name="Tabelle2.A2" office:value-type="string">
            <text:p text:style-name="P41"/>
          </table:table-cell>
          <table:table-cell table:style-name="Tabelle2.B2" office:value-type="string">
            <text:p text:style-name="P10"/>
          </table:table-cell>
        </table:table-row>
        <table:table-row table:style-name="TableLine93981092737312">
          <table:table-cell table:style-name="Tabelle2.A2" office:value-type="string">
            <text:p text:style-name="P10"/>
          </table:table-cell>
          <table:table-cell table:style-name="Tabelle2.B2" office:value-type="string">
            <text:p text:style-name="P52"><text:span text:style-name="Strong_20_Emphasis"><text:span text:style-name="T58"/></text:span></text:p>
          </table:table-cell>
        </table:table-row>
        <table:table-row table:style-name="TableLine93981092738096">
          <table:table-cell table:style-name="Tabelle2.A2" office:value-type="string">
            <text:p text:style-name="P12"/>
          </table:table-cell>
          <table:table-cell table:style-name="Tabelle2.B2" office:value-type="string">
            <text:p text:style-name="P13"/>
          </table:table-cell>
        </table:table-row>
        <table:table-row table:style-name="TableLine93981092738880">
          <table:table-cell table:style-name="Tabelle2.A2" office:value-type="string">
            <text:p text:style-name="P12"/>
          </table:table-cell>
          <table:table-cell table:style-name="Tabelle2.B2" office:value-type="string">
            <text:p text:style-name="P12"/>
          </table:table-cell>
        </table:table-row>
        <table:table-row table:style-name="TableLine93981092739664">
          <table:table-cell table:style-name="Tabelle2.A2" office:value-type="string">
            <text:p text:style-name="P12"/>
          </table:table-cell>
          <table:table-cell table:style-name="Tabelle2.B2" office:value-type="string">
            <text:p text:style-name="P14"/>
          </table:table-cell>
        </table:table-row>
        <table:table-row table:style-name="TableLine93981092740448">
          <table:table-cell table:style-name="Tabelle2.A2" office:value-type="string">
            <text:p text:style-name="P12"/>
          </table:table-cell>
          <table:table-cell table:style-name="Tabelle2.B2" office:value-type="string">
            <text:p text:style-name="P12"/>
          </table:table-cell>
        </table:table-row>
        <table:table-row table:style-name="TableLine93981085034528">
          <table:table-cell table:style-name="Tabelle2.A2" office:value-type="string">
            <text:p text:style-name="P12"/>
          </table:table-cell>
          <table:table-cell table:style-name="Tabelle2.B2" office:value-type="string">
            <text:p text:style-name="P51"/>
          </table:table-cell>
        </table:table-row>
        <table:table-row table:style-name="Tabelle2.2">
          <table:table-cell table:style-name="Tabelle2.A2" office:value-type="string">
            <text:p text:style-name="P12"/>
          </table:table-cell>
          <table:table-cell table:style-name="Tabelle2.B2" office:value-type="string">
            <text:p text:style-name="P12"/>
          </table:table-cell>
        </table:table-row>
        <text:soft-page-break/>
        <table:table-row table:style-name="Tabelle2.2">
          <table:table-cell table:style-name="Tabelle2.A2" office:value-type="string">
            <text:p text:style-name="P12"/>
          </table:table-cell>
          <table:table-cell table:style-name="Tabelle2.B2" office:value-type="string">
            <text:p text:style-name="P12"/>
          </table:table-cell>
        </table:table-row>
        <table:table-row table:style-name="Tabelle2.2">
          <table:table-cell table:style-name="Tabelle2.A2" office:value-type="string">
            <text:p text:style-name="P12"/>
          </table:table-cell>
          <table:table-cell table:style-name="Tabelle2.B2" office:value-type="string">
            <text:p text:style-name="P12"/>
          </table:table-cell>
        </table:table-row>
        <table:table-row table:style-name="Tabelle2.2">
          <table:table-cell table:style-name="Tabelle2.A2" office:value-type="string">
            <text:p text:style-name="P12"/>
          </table:table-cell>
          <table:table-cell table:style-name="Tabelle2.B2" office:value-type="string">
            <text:p text:style-name="P12"/>
          </table:table-cell>
        </table:table-row>
        <table:table-row table:style-name="Tabelle2.2">
          <table:table-cell table:style-name="Tabelle2.A2" office:value-type="string">
            <text:p text:style-name="P12"/>
          </table:table-cell>
          <table:table-cell table:style-name="Tabelle2.B2" office:value-type="string">
            <text:p text:style-name="P12"/>
          </table:table-cell>
        </table:table-row>
        <table:table-row table:style-name="Tabelle2.2">
          <table:table-cell table:style-name="Tabelle2.A2" office:value-type="string">
            <text:p text:style-name="P12"/>
          </table:table-cell>
          <table:table-cell table:style-name="Tabelle2.B2" office:value-type="string">
            <text:p text:style-name="P12"/>
          </table:table-cell>
        </table:table-row>
        <table:table-row table:style-name="Tabelle2.2">
          <table:table-cell table:style-name="Tabelle2.A2" office:value-type="string">
            <text:p text:style-name="P12"/>
          </table:table-cell>
          <table:table-cell table:style-name="Tabelle2.B2" office:value-type="string">
            <text:p text:style-name="P12"/>
          </table:table-cell>
        </table:table-row>
        <table:table-row table:style-name="Tabelle2.2">
          <table:table-cell table:style-name="Tabelle2.A2" office:value-type="string">
            <text:p text:style-name="P12"/>
          </table:table-cell>
          <table:table-cell table:style-name="Tabelle2.B2" office:value-type="string">
            <text:p text:style-name="P12"/>
          </table:table-cell>
        </table:table-row>
      </table:table>
      <text:list xml:id="list2656673555" text:style-name="L31">
        <text:list-item>
          <text:p text:style-name="P78"><text:span text:style-name="Strong_20_Emphasis"><text:span text:style-name="T10">cat</text:span></text:span>, short for concatenate, is used to read, print, and combine files. </text:p>
        </text:list-item>
      </text:list>
      <text:list xml:id="list1460336018" text:style-name="L12">
        <text:list-item>
          <text:p text:style-name="P94"><text:span text:style-name="Strong_20_Emphasis"><text:span text:style-name="T10">echo</text:span></text:span><text:span text:style-name="Strong_20_Emphasis"> </text:span>displays a line of text either on standard output or to place in a file. </text:p>
        </text:list-item>
      </text:list>
      <text:list xml:id="list949201140" text:style-name="L13">
        <text:list-item>
          <text:p text:style-name="P95"><text:span text:style-name="Strong_20_Emphasis"><text:span text:style-name="T10">sed</text:span></text:span><text:span text:style-name="Strong_20_Emphasis"> </text:span>is a popular stream editor often used to filter and perform substitutions on files and text data streams. </text:p>
        </text:list-item>
      </text:list>
      <text:list xml:id="list2201148694" text:style-name="L14">
        <text:list-item>
          <text:p text:style-name="P96"><text:span text:style-name="Strong_20_Emphasis"><text:span text:style-name="T10">awk</text:span></text:span><text:span text:style-name="Strong_20_Emphasis"> </text:span>is an interpreted programming language, typically used as a data extraction and reporting tool. </text:p>
        </text:list-item>
      </text:list>
      <text:list xml:id="list737870098" text:style-name="L15">
        <text:list-item>
          <text:p text:style-name="P97"><text:span text:style-name="Strong_20_Emphasis"><text:span text:style-name="T10">sort</text:span></text:span><text:span text:style-name="Strong_20_Emphasis"> </text:span>is used to sort text files and output streams in either ascending or descending order. </text:p>
        </text:list-item>
      </text:list>
      <text:list xml:id="list481275939" text:style-name="L16">
        <text:list-item>
          <text:p text:style-name="P98"><text:span text:style-name="Strong_20_Emphasis"><text:span text:style-name="T10">uniq</text:span></text:span> eliminates duplicate entries in a text file. </text:p>
        </text:list-item>
      </text:list>
      <text:list xml:id="list2490765744" text:style-name="L17">
        <text:list-item>
          <text:p text:style-name="P99"><text:span text:style-name="Strong_20_Emphasis"><text:span text:style-name="T10">paste</text:span></text:span><text:span text:style-name="Strong_20_Emphasis"> </text:span>combines fields from different files. It can also extract and combine lines from multiple sources. </text:p>
        </text:list-item>
      </text:list>
      <text:list xml:id="list3904709283" text:style-name="L18">
        <text:list-item>
          <text:p text:style-name="P100"><text:span text:style-name="Strong_20_Emphasis"><text:span text:style-name="T10">join</text:span></text:span> combines lines from two files based on a common field. It works only if files share a common field. </text:p>
        </text:list-item>
      </text:list>
      <text:list xml:id="list3866108052" text:style-name="L19">
        <text:list-item>
          <text:p text:style-name="P101"><text:span text:style-name="Strong_20_Emphasis"><text:span text:style-name="T10">split </text:span></text:span>breaks up a large file into equal-sized segments. </text:p>
        </text:list-item>
      </text:list>
      <text:list xml:id="list2242938320" text:style-name="L20">
        <text:list-item>
          <text:p text:style-name="P102">Regular expressions are text strings used for pattern matching. The pattern can be used to search for a specific location, such as the start or end of a line or a word. </text:p>
        </text:list-item>
      </text:list>
      <text:list xml:id="list2154371432" text:style-name="L21">
        <text:list-item>
          <text:p text:style-name="P103"><text:span text:style-name="Strong_20_Emphasis"><text:span text:style-name="T10">grep</text:span></text:span> searches text files and data streams for patterns and can be used with regular expressions. </text:p>
        </text:list-item>
      </text:list>
      <text:list xml:id="list461412433" text:style-name="L22">
        <text:list-item>
          <text:p text:style-name="P104"><text:span text:style-name="Strong_20_Emphasis"><text:span text:style-name="T10">tr</text:span></text:span> translates characters, copies standard input to standard output, and handles special characters. </text:p>
        </text:list-item>
      </text:list>
      <text:list xml:id="list2661232047" text:style-name="L23">
        <text:list-item>
          <text:p text:style-name="P105"><text:span text:style-name="Strong_20_Emphasis"><text:span text:style-name="T10">tee</text:span></text:span> saves a copy of standard output to a file while still displaying at the terminal. </text:p>
        </text:list-item>
      </text:list>
      <text:list xml:id="list3813569136" text:style-name="L24">
        <text:list-item>
          <text:p text:style-name="P106"><text:span text:style-name="Strong_20_Emphasis"><text:span text:style-name="T10">wc</text:span></text:span> (word count) displays the number of lines, words, and characters in a file or group of files. </text:p>
        </text:list-item>
      </text:list>
      <text:list xml:id="list3025601527" text:style-name="L25">
        <text:list-item>
          <text:p text:style-name="P107"><text:span text:style-name="Strong_20_Emphasis"><text:span text:style-name="T10">cut</text:span></text:span> extracts columns from a file. </text:p>
        </text:list-item>
      </text:list>
      <text:list xml:id="list2827572274" text:style-name="L26">
        <text:list-item>
          <text:p text:style-name="P108"><text:span text:style-name="Strong_20_Emphasis"><text:span text:style-name="T10">less</text:span></text:span><text:span text:style-name="Strong_20_Emphasis"> </text:span>views files a page at a time and allows scrolling in both directions. </text:p>
        </text:list-item>
      </text:list>
      <text:list xml:id="list342527608" text:style-name="L27">
        <text:list-item>
          <text:p text:style-name="P109"><text:span text:style-name="Strong_20_Emphasis"><text:span text:style-name="T10">head</text:span></text:span> displays the first few lines of a file or data stream on standard output. By default, it displays 10 lines. </text:p>
        </text:list-item>
      </text:list>
      <text:list xml:id="list1530276176" text:style-name="L28">
        <text:list-item>
          <text:p text:style-name="P110"><text:span text:style-name="Strong_20_Emphasis"><text:span text:style-name="T10">tail</text:span></text:span> displays the last few lines of a file or data stream on standard output. By default, it displays 10 lines. </text:p>
        </text:list-item>
      </text:list>
      <text:list xml:id="list1182624641" text:style-name="L29">
        <text:list-item>
          <text:p text:style-name="P111"><text:span text:style-name="Strong_20_Emphasis"><text:span text:style-name="T10">strings</text:span></text:span> extracts printable character strings from binary files. </text:p>
        </text:list-item>
      </text:list>
      <text:list xml:id="list187911122" text:style-name="L30">
        <text:list-item>
          <text:p text:style-name="P112">The <text:span text:style-name="Strong_20_Emphasis"><text:span text:style-name="T10">z</text:span></text:span> command family is used to read and work with compressed files.</text:p>
        </text:list-item>
      </text:list>
      <text:p text:style-name="P80"/>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able:table table:name="Linux-Filesystem" table:style-name="Linux-Filesystem" table:template-name="Default Style">
        <table:table-column table:style-name="Linux-Filesystem.A"/>
        <table:table-column table:style-name="Linux-Filesystem.B"/>
        <table:table-row table:style-name="Linux-Filesystem.1">
          <table:table-cell table:style-name="Linux-Filesystem.A1" table:number-columns-spanned="2" office:value-type="string">
            <text:p text:style-name="P66">Linux-Filesystem</text:p>
          </table:table-cell>
          <table:covered-table-cell/>
        </table:table-row>
        <table:table-row table:style-name="Linux-Filesystem.2">
          <table:table-cell table:style-name="Linux-Filesystem.A2" office:value-type="string">
            <text:p text:style-name="P54">/bin</text:p>
          </table:table-cell>
          <table:table-cell table:style-name="Linux-Filesystem.B2" office:value-type="string">
            <text:p text:style-name="P62"><text:span text:style-name="T57">C</text:span><text:span text:style-name="T56">contains executable bi</text:span>naries, essential commands used to boot the system or in single-user mode, and essential commands required by all system users, such as <text:span text:style-name="Strong_20_Emphasis">cat</text:span>, <text:span text:style-name="Strong_20_Emphasis">cp</text:span>, <text:span text:style-name="Strong_20_Emphasis">ls</text:span>, <text:span text:style-name="Strong_20_Emphasis">mv</text:span>, <text:span text:style-name="Strong_20_Emphasis">ps</text:span>, and <text:span text:style-name="Strong_20_Emphasis">rm</text:span>.</text:p>
          </table:table-cell>
        </table:table-row>
        <table:table-row table:style-name="Linux-Filesystem.3">
          <table:table-cell table:style-name="Linux-Filesystem.A2" office:value-type="string">
            <text:p text:style-name="P53"><text:span text:style-name="Strong_20_Emphasis"><text:span text:style-name="T3">/usr/bin</text:span></text:span><text:span text:style-name="T3"> </text:span></text:p>
          </table:table-cell>
          <table:table-cell table:style-name="Linux-Filesystem.B3" office:value-type="string">
            <text:p text:style-name="P47"><text:span text:style-name="T46">Commands that are not essential (theoretically) for the system to boot or operate in single-user mode are placed in the </text:span><text:span text:style-name="Strong_20_Emphasis"><text:span text:style-name="T47">/usr/bin</text:span></text:span><text:span text:style-name="T46"> and </text:span><text:span text:style-name="Strong_20_Emphasis"><text:span text:style-name="T47">/usr/sbin</text:span></text:span><text:span text:style-name="T46"> directories. </text:span></text:p>
          </table:table-cell>
        </table:table-row>
        <table:table-row table:style-name="Linux-Filesystem.4">
          <table:table-cell table:style-name="Linux-Filesystem.A2" office:value-type="string">
            <text:p text:style-name="P54">/dev</text:p>
          </table:table-cell>
          <table:table-cell table:style-name="Linux-Filesystem.B4" office:value-type="string">
            <text:p text:style-name="P47"><text:span text:style-name="T46">The </text:span><text:span text:style-name="Strong_20_Emphasis"><text:span text:style-name="T47">/dev</text:span></text:span><text:span text:style-name="T46"> directory contains </text:span><text:span text:style-name="Strong_20_Emphasis"><text:span text:style-name="T47">device nodes</text:span></text:span><text:span text:style-name="T46">, a type of pseudo-file used by most hardware and software devices, except for network devices. </text:span></text:p>
          </table:table-cell>
        </table:table-row>
        <table:table-row table:style-name="Linux-Filesystem.5">
          <table:table-cell table:style-name="Linux-Filesystem.A2" office:value-type="string">
            <text:p text:style-name="P54">/proc</text:p>
          </table:table-cell>
          <table:table-cell table:style-name="Linux-Filesystem.B5" office:value-type="string">
            <text:p text:style-name="P49"><text:span text:style-name="T46">Certain filesystems, like the one mounted at </text:span><text:span text:style-name="Strong_20_Emphasis"><text:span text:style-name="T47">/proc</text:span></text:span><text:span text:style-name="T46">, are called </text:span><text:span text:style-name="Strong_20_Emphasis"><text:span text:style-name="T47">pseudo-filesystems</text:span></text:span><text:span text:style-name="T46"> because they have no permanent presence anywhere on the disk. The </text:span><text:span text:style-name="Strong_20_Emphasis"><text:span text:style-name="T47">/proc</text:span></text:span><text:span text:style-name="T46"> filesystem contains virtual files (files that exist only in memory) that permit viewing constantly changing kernel data. </text:span><text:span text:style-name="Strong_20_Emphasis"><text:span text:style-name="T47">/</text:span></text:span></text:p>
          </table:table-cell>
        </table:table-row>
        <table:table-row table:style-name="Linux-Filesystem.6">
          <table:table-cell table:style-name="Linux-Filesystem.A2" office:value-type="string">
            <text:p text:style-name="P54">/var</text:p>
          </table:table-cell>
          <table:table-cell table:style-name="Linux-Filesystem.B6" office:value-type="string">
            <text:p text:style-name="P47"><text:span text:style-name="T46">The </text:span><text:span text:style-name="Strong_20_Emphasis"><text:span text:style-name="T47">/var</text:span></text:span><text:span text:style-name="T46"> directory contains files that are expected to change in size and content as the system is running. </text:span></text:p>
            <text:p text:style-name="P47"><text:span text:style-name="T46">System log files: </text:span><text:span text:style-name="Strong_20_Emphasis"><text:span text:style-name="T47">/var/log </text:span></text:span><text:span text:style-name="T46">Packages and database files: </text:span><text:span text:style-name="Strong_20_Emphasis"><text:span text:style-name="T47">/var/lib </text:span></text:span><text:span text:style-name="T46">Print queues: </text:span><text:span text:style-name="Strong_20_Emphasis"><text:span text:style-name="T47">/var/spool</text:span></text:span><text:span text:style-name="T46"> <text:s/>Temporary files: </text:span><text:span text:style-name="Strong_20_Emphasis"><text:span text:style-name="T47">/var/tmp</text:span></text:span><text:span text:style-name="T46">. </text:span></text:p>
            <text:p text:style-name="P47"><text:span text:style-name="T46">Network services directories such as </text:span><text:span text:style-name="Strong_20_Emphasis"><text:span text:style-name="T47">/var/ftp</text:span></text:span><text:span text:style-name="T46"> (the FTP service) and </text:span><text:span text:style-name="Strong_20_Emphasis"><text:span text:style-name="T47">/var/www</text:span></text:span><text:span text:style-name="T46"> (the HTTP web service) are also found under </text:span><text:span text:style-name="Strong_20_Emphasis"><text:span text:style-name="T47">/var</text:span></text:span><text:span text:style-name="T46">.</text:span></text:p>
          </table:table-cell>
        </table:table-row>
        <table:table-row table:style-name="Linux-Filesystem.7">
          <table:table-cell table:style-name="Linux-Filesystem.A2" office:value-type="string">
            <text:p text:style-name="P54">/etc</text:p>
          </table:table-cell>
          <table:table-cell table:style-name="Linux-Filesystem.B7" office:value-type="string">
            <text:p text:style-name="P47"><text:span text:style-name="T46">The </text:span><text:span text:style-name="Strong_20_Emphasis"><text:span text:style-name="T47">/etc</text:span></text:span><text:span text:style-name="T46"> directory is the home for system configuration files. It contains no binary programs, although there are some executable scripts. For example, </text:span><text:span text:style-name="Strong_20_Emphasis"><text:span text:style-name="T47">/etc/resolv.conf</text:span></text:span><text:span text:style-name="T46"> tells the system where to go on the network to obtain host name to IP address mappings (DNS). Files like </text:span><text:span text:style-name="Strong_20_Emphasis"><text:span text:style-name="T47">passwd</text:span></text:span><text:span text:style-name="T46">, </text:span><text:span text:style-name="Strong_20_Emphasis"><text:span text:style-name="T47">shadow</text:span></text:span><text:span text:style-name="T46"> and </text:span><text:span text:style-name="Strong_20_Emphasis"><text:span text:style-name="T47">group</text:span></text:span><text:span text:style-name="T46"> for managing user accounts are found in the </text:span><text:span text:style-name="Strong_20_Emphasis"><text:span text:style-name="T47">/etc</text:span></text:span><text:span text:style-name="T46"> directory. </text:span></text:p>
          </table:table-cell>
        </table:table-row>
        <table:table-row table:style-name="Linux-Filesystem.8">
          <table:table-cell table:style-name="Linux-Filesystem.A2" office:value-type="string">
            <text:p text:style-name="P54">/boot</text:p>
          </table:table-cell>
          <table:table-cell table:style-name="Linux-Filesystem.B8" office:value-type="string">
            <text:p text:style-name="P49"><text:span text:style-name="T46">The </text:span><text:span text:style-name="Strong_20_Emphasis"><text:span text:style-name="T47">/boot</text:span></text:span><text:span text:style-name="T46"> directory contains the few essential files needed to boot the system. For every alternative kernel installed on the system there are four files:</text:span></text:p>
            <text:p text:style-name="P49"><text:span text:style-name="Strong_20_Emphasis"><text:span text:style-name="T47">vmlinuz<text:line-break/></text:span></text:span><text:soft-page-break/><text:span text:style-name="T46">The compressed Linux kernel, required for booting. </text:span></text:p>
            <text:p text:style-name="P49"><text:span text:style-name="Strong_20_Emphasis"><text:span text:style-name="T47">initramfs<text:line-break/></text:span></text:span><text:span text:style-name="T46">The initial ram filesystem, required for booting, sometimes called initrd, not initramfs. </text:span></text:p>
            <text:p text:style-name="P49"><text:span text:style-name="Strong_20_Emphasis"><text:span text:style-name="T47">config<text:line-break/></text:span></text:span><text:span text:style-name="T46">The kernel configuration file, only used for debugging and bookkeeping. </text:span></text:p>
            <text:p text:style-name="P47"><text:span text:style-name="Strong_20_Emphasis"><text:span text:style-name="T47">System.map<text:line-break/></text:span></text:span><text:span text:style-name="T46">Kernel symbol table, only used for debugging.</text:span></text:p>
          </table:table-cell>
        </table:table-row>
        <table:table-row table:style-name="Linux-Filesystem.9">
          <table:table-cell table:style-name="Linux-Filesystem.A2" office:value-type="string">
            <text:p text:style-name="P54">/lib and /lib64</text:p>
          </table:table-cell>
          <table:table-cell table:style-name="Linux-Filesystem.B9" office:value-type="string">
            <text:p text:style-name="P47"><text:span text:style-name="Strong_20_Emphasis"><text:span text:style-name="T47">/lib</text:span></text:span><text:span text:style-name="T46"> contains libraries (common code shared by applications and needed for them to run) for the essential programs in </text:span><text:span text:style-name="Strong_20_Emphasis"><text:span text:style-name="T47">/bin</text:span></text:span><text:span text:style-name="T46"> and </text:span><text:span text:style-name="Strong_20_Emphasis"><text:span text:style-name="T47">/sbin</text:span></text:span><text:span text:style-name="T46">. These library filenames either start with </text:span><text:span text:style-name="Strong_20_Emphasis"><text:span text:style-name="T47">ld</text:span></text:span><text:span text:style-name="T46"> or </text:span><text:span text:style-name="Strong_20_Emphasis"><text:span text:style-name="T47">lib</text:span></text:span><text:span text:style-name="T46">. </text:span></text:p>
          </table:table-cell>
        </table:table-row>
        <table:table-row table:style-name="Linux-Filesystem.10">
          <table:table-cell table:style-name="Linux-Filesystem.A2" office:value-type="string">
            <text:p text:style-name="P54">/media, /run and /mnt</text:p>
          </table:table-cell>
          <table:table-cell table:style-name="Linux-Filesystem.B10" office:value-type="string">
            <text:p text:style-name="P47"><text:span text:style-name="T46">One often uses removable media, such as USB drives, CDs and DVDs. <text:s/>While historically this was done under the </text:span><text:span text:style-name="Strong_20_Emphasis"><text:span text:style-name="T47">/media</text:span></text:span><text:span text:style-name="T46"> directory, modern Linux distributions place these mount points under the </text:span><text:span text:style-name="Strong_20_Emphasis"><text:span text:style-name="T47">/run</text:span></text:span><text:span text:style-name="T46"> directory. </text:span></text:p>
          </table:table-cell>
        </table:table-row>
        <table:table-row table:style-name="Linux-Filesystem.11">
          <table:table-cell table:style-name="Linux-Filesystem.A2" office:value-type="string">
            <text:p text:style-name="P54">/opt</text:p>
          </table:table-cell>
          <table:table-cell table:style-name="Linux-Filesystem.B11" office:value-type="string">
            <text:p text:style-name="P47">Optional application software packages</text:p>
          </table:table-cell>
        </table:table-row>
        <table:table-row table:style-name="Linux-Filesystem.12">
          <table:table-cell table:style-name="Linux-Filesystem.A2" office:value-type="string">
            <text:p text:style-name="P54">/sys</text:p>
          </table:table-cell>
          <table:table-cell table:style-name="Linux-Filesystem.B12" office:value-type="string">
            <text:p text:style-name="P47">Virtual pseudo-filesystem giving information about the system and the hardware<text:line-break/>Can be used to alter system parameters and for debugging purposes</text:p>
          </table:table-cell>
        </table:table-row>
        <table:table-row table:style-name="Linux-Filesystem.13">
          <table:table-cell table:style-name="Linux-Filesystem.A2" office:value-type="string">
            <text:p text:style-name="P54">/srv</text:p>
          </table:table-cell>
          <table:table-cell table:style-name="Linux-Filesystem.B13" office:value-type="string">
            <text:p text:style-name="P47">Site-specific data served up by the system <text:line-break/>Seldom used</text:p>
          </table:table-cell>
        </table:table-row>
        <table:table-row table:style-name="Linux-Filesystem.14">
          <table:table-cell table:style-name="Linux-Filesystem.A2" office:value-type="string">
            <text:p text:style-name="P54">/tmp</text:p>
          </table:table-cell>
          <table:table-cell table:style-name="Linux-Filesystem.B14" office:value-type="string">
            <text:p text:style-name="P47">Temporary files; on some distributions erased across a reboot and/or may actually be a ramdisk in memory</text:p>
          </table:table-cell>
        </table:table-row>
        <table:table-row table:style-name="Linux-Filesystem.15">
          <table:table-cell table:style-name="Linux-Filesystem.A15" office:value-type="string">
            <text:p text:style-name="P54">/usr</text:p>
          </table:table-cell>
          <table:table-cell table:style-name="Linux-Filesystem.B15" office:value-type="string">
            <text:p text:style-name="P47">Multi-user applications, utilities and data</text:p>
          </table:table-cell>
        </table:table-row>
      </table:table>
      <text:p text:style-name="P7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courier new" svg:font-family="'courier new', courie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color="#c9211e" loext:opacity="1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bold" officeooo:rsid="006fd2f1"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17:57:25.086655200</meta:creation-date>
    <dc:date>2022-04-06T21:55:58.069920765</dc:date>
    <meta:editing-duration>PT10H38M53S</meta:editing-duration>
    <meta:editing-cycles>82</meta:editing-cycles>
    <meta:generator>LibreOffice/7.3.2.2$Linux_X86_64 LibreOffice_project/454130fadb9a820d3728b86ccb63c8f359d70528</meta:generator>
    <meta:document-statistic meta:table-count="7" meta:image-count="0" meta:object-count="0" meta:page-count="13" meta:paragraph-count="391" meta:word-count="2713" meta:character-count="15711" meta:non-whitespace-character-count="13345"/>
  </office:meta>
</office:document-meta>
</file>